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svg:stroke-linecap="butt" draw:fill="solid" draw:fill-color="#f2d115" draw:opacity="50%" draw:textarea-vertical-align="top" draw:auto-grow-height="false" draw:fit-to-size="false" style:shrink-to-fit="false" fo:min-height="0cm" fo:min-width="0cm" fo:padding-top="0.125cm" fo:padding-bottom="0.125cm" fo:padding-left="0.2cm" fo:padding-right="0.8cm" fo:wrap-option="wrap"/>
    </style:style>
    <style:style style:name="gr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svg:stroke-linecap="butt" draw:fill="solid" draw:fill-color="#f39600" draw:opacity="50%" draw:textarea-vertical-align="top" draw:auto-grow-height="false" draw:fit-to-size="false" style:shrink-to-fit="false" fo:min-height="0cm" fo:min-width="0cm" fo:padding-top="0.125cm" fo:padding-bottom="0.125cm" fo:padding-left="0.2cm" fo:padding-right="0.8cm" fo:wrap-option="wrap"/>
    </style:style>
    <style:style style:name="gr27" style:family="graphic" style:parent-style-name="standard">
      <style:graphic-properties draw:stroke="solid" svg:stroke-width="0.035cm" svg:stroke-color="#000000" svg:stroke-linecap="butt" draw:fill="solid" draw:fill-color="#acd1d8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28" style:family="graphic" style:parent-style-name="standard">
      <style:graphic-properties draw:stroke="solid" svg:stroke-width="0.035cm" svg:stroke-color="#000000" svg:stroke-linecap="butt" draw:fill="solid" draw:fill-color="#4d8ed3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2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7" style:family="graphic" style:parent-style-name="standard">
      <style:graphic-properties draw:stroke="dash" draw:stroke-dash="Dot" svg:stroke-width="0.071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cm" fo:min-width="0cm" fo:padding-top="0.125cm" fo:padding-bottom="0.125cm" fo:padding-left="0.8cm" fo:padding-right="0.8cm" fo:wrap-option="wrap"/>
      <style:paragraph-properties style:writing-mode="lr-tb"/>
    </style:style>
    <style:style style:name="gr126" style:family="graphic">
      <style:graphic-properties style:protect="size"/>
    </style:style>
    <style:style style:name="gr127" style:family="graphic" style:parent-style-name="standard">
      <style:graphic-properties draw:stroke="solid" svg:stroke-width="0.035cm" svg:stroke-color="#000000" svg:stroke-linecap="butt" draw:fill="solid" draw:fill-color="#f2d115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128" style:family="graphic" style:parent-style-name="standard">
      <style:graphic-properties draw:stroke="solid" svg:stroke-width="0.035cm" svg:stroke-color="#000000" svg:stroke-linecap="butt" draw:fill="solid" draw:fill-color="#f39600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gr12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35cm" svg:stroke-color="#000000" svg:stroke-linecap="butt" draw:fill="solid" draw:fill-color="#f2d115" draw:opacity="50%" draw:textarea-horizontal-align="center" draw:textarea-vertical-align="middle" draw:auto-grow-height="false" draw:fit-to-size="false" style:shrink-to-fit="false" fo:min-height="0.313cm" fo:min-width="0cm" fo:padding-top="0.125cm" fo:padding-bottom="0.125cm" fo:padding-left="0.8cm" fo:padding-right="0.8cm" fo:wrap-option="wrap"/>
      <style:paragraph-properties style:writing-mode="lr-tb"/>
    </style:style>
    <style:style style:name="gr153" style:family="graphic" style:parent-style-name="standard">
      <style:graphic-properties draw:stroke="solid" svg:stroke-width="0.035cm" svg:stroke-color="#000000" svg:stroke-linecap="butt" draw:fill="solid" draw:fill-color="#f9d921" draw:opacity="50%" draw:textarea-vertical-align="top" draw:auto-grow-height="false" draw:fit-to-size="false" style:shrink-to-fit="false" fo:min-height="0.313cm" fo:min-width="0cm" fo:padding-top="0.125cm" fo:padding-bottom="0.125cm" fo:padding-left="0.2cm" fo:padding-right="0.8cm" fo:wrap-option="wrap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 draw:opacity="50%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2d115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 draw:opacity="50%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 draw:opacity="50%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4d8ed3" draw:opacity="50%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9d921" draw:opacity="50%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g draw:name="Gruppieren 234">
          <draw:custom-shape draw:name="Rechteck 14" draw:style-name="gr1" draw:text-style-name="P1" draw:layer="layout" svg:width="0.562cm" svg:height="0.562cm" svg:x="3.912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3" draw:style-name="gr1" draw:text-style-name="P1" draw:layer="layout" svg:width="0.562cm" svg:height="0.562cm" svg:x="3.349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" draw:style-name="gr1" draw:text-style-name="P1" draw:layer="layout" svg:width="0.562cm" svg:height="0.562cm" svg:x="3.912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" draw:style-name="gr1" draw:text-style-name="P1" draw:layer="layout" svg:width="0.562cm" svg:height="0.562cm" svg:x="3.349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" draw:style-name="gr1" draw:text-style-name="P1" draw:layer="layout" svg:width="0.562cm" svg:height="0.562cm" svg:x="2.786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1" draw:text-style-name="P1" draw:layer="layout" svg:width="0.562cm" svg:height="0.562cm" svg:x="2.224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1" draw:text-style-name="P1" draw:layer="layout" svg:width="0.562cm" svg:height="0.562cm" svg:x="2.786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" draw:text-style-name="P1" draw:layer="layout" svg:width="0.562cm" svg:height="0.562cm" svg:x="2.224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1" draw:text-style-name="P1" draw:layer="layout" svg:width="0.562cm" svg:height="0.562cm" svg:x="2.786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1" draw:text-style-name="P1" draw:layer="layout" svg:width="0.562cm" svg:height="0.562cm" svg:x="2.224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1" draw:text-style-name="P1" draw:layer="layout" svg:width="0.562cm" svg:height="0.562cm" svg:x="2.786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1" draw:text-style-name="P1" draw:layer="layout" svg:width="0.562cm" svg:height="0.562cm" svg:x="2.224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" draw:style-name="gr1" draw:text-style-name="P1" draw:layer="layout" svg:width="0.562cm" svg:height="0.562cm" svg:x="3.912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" draw:style-name="gr1" draw:text-style-name="P1" draw:layer="layout" svg:width="0.562cm" svg:height="0.562cm" svg:x="3.349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" draw:style-name="gr1" draw:text-style-name="P1" draw:layer="layout" svg:width="0.562cm" svg:height="0.562cm" svg:x="3.912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" draw:style-name="gr1" draw:text-style-name="P1" draw:layer="layout" svg:width="0.562cm" svg:height="0.562cm" svg:x="3.349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" draw:style-name="gr1" draw:text-style-name="P1" draw:layer="layout" svg:width="0.562cm" svg:height="0.562cm" svg:x="1.661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" draw:style-name="gr1" draw:text-style-name="P1" draw:layer="layout" svg:width="0.562cm" svg:height="0.562cm" svg:x="1.661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8" draw:style-name="gr1" draw:text-style-name="P1" draw:layer="layout" svg:width="0.562cm" svg:height="0.562cm" svg:x="1.661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9" draw:style-name="gr1" draw:text-style-name="P1" draw:layer="layout" svg:width="0.562cm" svg:height="0.562cm" svg:x="1.661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" draw:style-name="gr1" draw:text-style-name="P1" draw:layer="layout" svg:width="0.562cm" svg:height="0.562cm" svg:x="2.224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" draw:style-name="gr1" draw:text-style-name="P1" draw:layer="layout" svg:width="0.562cm" svg:height="0.562cm" svg:x="2.786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" draw:style-name="gr1" draw:text-style-name="P1" draw:layer="layout" svg:width="0.562cm" svg:height="0.562cm" svg:x="3.349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" draw:text-style-name="P1" draw:layer="layout" svg:width="0.562cm" svg:height="0.562cm" svg:x="3.912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" draw:text-style-name="P1" draw:layer="layout" svg:width="0.562cm" svg:height="0.562cm" svg:x="1.661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9" draw:style-name="gr2" draw:text-style-name="P3" draw:layer="layout" svg:width="0.562cm" svg:height="0.562cm" svg:x="1.099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3" draw:text-style-name="P3" draw:layer="layout" svg:width="0.562cm" svg:height="0.562cm" svg:x="1.099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1" draw:style-name="gr4" draw:text-style-name="P3" draw:layer="layout" svg:width="0.562cm" svg:height="0.562cm" svg:x="1.099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2" draw:style-name="gr5" draw:text-style-name="P3" draw:layer="layout" svg:width="0.562cm" svg:height="0.562cm" svg:x="1.099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3" draw:style-name="gr6" draw:text-style-name="P3" draw:layer="layout" svg:width="0.562cm" svg:height="0.562cm" svg:x="1.099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4" draw:style-name="gr7" draw:text-style-name="P3" draw:layer="layout" svg:width="0.562cm" svg:height="0.562cm" svg:x="4.474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5" draw:style-name="gr8" draw:text-style-name="P3" draw:layer="layout" svg:width="0.562cm" svg:height="0.562cm" svg:x="4.474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6" draw:style-name="gr9" draw:text-style-name="P3" draw:layer="layout" svg:width="0.562cm" svg:height="0.562cm" svg:x="4.474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7" draw:style-name="gr10" draw:text-style-name="P3" draw:layer="layout" svg:width="0.562cm" svg:height="0.562cm" svg:x="4.474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11" draw:text-style-name="P3" draw:layer="layout" svg:width="0.562cm" svg:height="0.562cm" svg:x="4.474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9" draw:style-name="gr12" draw:text-style-name="P3" draw:layer="layout" svg:width="0.562cm" svg:height="0.562cm" svg:x="2.224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0" draw:style-name="gr13" draw:text-style-name="P3" draw:layer="layout" svg:width="0.562cm" svg:height="0.562cm" svg:x="2.786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1" draw:style-name="gr14" draw:text-style-name="P3" draw:layer="layout" svg:width="0.562cm" svg:height="0.562cm" svg:x="3.349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2" draw:style-name="gr15" draw:text-style-name="P3" draw:layer="layout" svg:width="0.562cm" svg:height="0.562cm" svg:x="3.912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3" draw:style-name="gr16" draw:text-style-name="P3" draw:layer="layout" svg:width="0.562cm" svg:height="0.562cm" svg:x="1.661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4" draw:style-name="gr17" draw:text-style-name="P3" draw:layer="layout" svg:width="0.562cm" svg:height="0.562cm" svg:x="1.099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5" draw:style-name="gr18" draw:text-style-name="P3" draw:layer="layout" svg:width="0.562cm" svg:height="0.562cm" svg:x="4.474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6" draw:style-name="gr19" draw:text-style-name="P3" draw:layer="layout" svg:width="0.562cm" svg:height="0.562cm" svg:x="2.224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7" draw:style-name="gr20" draw:text-style-name="P3" draw:layer="layout" svg:width="0.562cm" svg:height="0.562cm" svg:x="2.786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8" draw:style-name="gr21" draw:text-style-name="P3" draw:layer="layout" svg:width="0.562cm" svg:height="0.562cm" svg:x="3.349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9" draw:style-name="gr22" draw:text-style-name="P3" draw:layer="layout" svg:width="0.562cm" svg:height="0.562cm" svg:x="3.912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0" draw:style-name="gr23" draw:text-style-name="P3" draw:layer="layout" svg:width="0.562cm" svg:height="0.562cm" svg:x="1.661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1" draw:style-name="gr24" draw:text-style-name="P3" draw:layer="layout" svg:width="0.562cm" svg:height="0.562cm" svg:x="1.099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2" draw:style-name="gr25" draw:text-style-name="P3" draw:layer="layout" svg:width="0.562cm" svg:height="0.562cm" svg:x="4.474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38">
          <draw:custom-shape draw:name="Rechteck 88" draw:style-name="gr26" draw:text-style-name="P4" draw:layer="layout" svg:width="0.562cm" svg:height="0.562cm" svg:x="2.224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9" draw:style-name="gr26" draw:text-style-name="P4" draw:layer="layout" svg:width="0.562cm" svg:height="0.562cm" svg:x="1.661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0" draw:style-name="gr26" draw:text-style-name="P4" draw:layer="layout" svg:width="0.562cm" svg:height="0.562cm" svg:x="2.224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1" draw:style-name="gr26" draw:text-style-name="P4" draw:layer="layout" svg:width="0.562cm" svg:height="0.562cm" svg:x="1.661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2" draw:style-name="gr26" draw:text-style-name="P4" draw:layer="layout" svg:width="0.562cm" svg:height="0.562cm" svg:x="2.224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5" draw:style-name="gr26" draw:text-style-name="P4" draw:layer="layout" svg:width="0.562cm" svg:height="0.562cm" svg:x="1.661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0" draw:style-name="gr26" draw:text-style-name="P4" draw:layer="layout" svg:width="0.562cm" svg:height="0.562cm" svg:x="1.099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1" draw:style-name="gr26" draw:text-style-name="P4" draw:layer="layout" svg:width="0.562cm" svg:height="0.562cm" svg:x="1.099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3" draw:style-name="gr26" draw:text-style-name="P4" draw:layer="layout" svg:width="0.562cm" svg:height="0.562cm" svg:x="1.099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182" draw:style-name="gr27" draw:text-style-name="P5" draw:layer="layout" svg:width="0.562cm" svg:height="0.562cm" svg:x="7.549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" draw:style-name="gr27" draw:text-style-name="P5" draw:layer="layout" svg:width="0.562cm" svg:height="0.562cm" svg:x="6.987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" draw:style-name="gr27" draw:text-style-name="P5" draw:layer="layout" svg:width="0.562cm" svg:height="0.562cm" svg:x="7.549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" draw:style-name="gr27" draw:text-style-name="P5" draw:layer="layout" svg:width="0.562cm" svg:height="0.562cm" svg:x="6.987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" draw:style-name="gr27" draw:text-style-name="P5" draw:layer="layout" svg:width="0.562cm" svg:height="0.562cm" svg:x="6.424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" draw:style-name="gr27" draw:text-style-name="P5" draw:layer="layout" svg:width="0.562cm" svg:height="0.562cm" svg:x="5.862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" draw:style-name="gr27" draw:text-style-name="P5" draw:layer="layout" svg:width="0.562cm" svg:height="0.562cm" svg:x="6.424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" draw:style-name="gr27" draw:text-style-name="P5" draw:layer="layout" svg:width="0.562cm" svg:height="0.562cm" svg:x="5.862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" draw:style-name="gr27" draw:text-style-name="P5" draw:layer="layout" svg:width="0.562cm" svg:height="0.562cm" svg:x="6.424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" draw:style-name="gr27" draw:text-style-name="P5" draw:layer="layout" svg:width="0.562cm" svg:height="0.562cm" svg:x="5.862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" draw:style-name="gr27" draw:text-style-name="P5" draw:layer="layout" svg:width="0.562cm" svg:height="0.562cm" svg:x="6.424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" draw:style-name="gr27" draw:text-style-name="P5" draw:layer="layout" svg:width="0.562cm" svg:height="0.562cm" svg:x="5.862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" draw:style-name="gr27" draw:text-style-name="P5" draw:layer="layout" svg:width="0.562cm" svg:height="0.562cm" svg:x="7.549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" draw:style-name="gr27" draw:text-style-name="P5" draw:layer="layout" svg:width="0.562cm" svg:height="0.562cm" svg:x="6.987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" draw:style-name="gr27" draw:text-style-name="P5" draw:layer="layout" svg:width="0.562cm" svg:height="0.562cm" svg:x="7.549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" draw:style-name="gr27" draw:text-style-name="P5" draw:layer="layout" svg:width="0.562cm" svg:height="0.562cm" svg:x="6.987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" draw:style-name="gr27" draw:text-style-name="P5" draw:layer="layout" svg:width="0.562cm" svg:height="0.562cm" svg:x="5.299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" draw:style-name="gr28" draw:text-style-name="P6" draw:layer="layout" svg:width="0.562cm" svg:height="0.562cm" svg:x="5.299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" draw:style-name="gr27" draw:text-style-name="P5" draw:layer="layout" svg:width="0.562cm" svg:height="0.562cm" svg:x="5.299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" draw:style-name="gr27" draw:text-style-name="P5" draw:layer="layout" svg:width="0.562cm" svg:height="0.562cm" svg:x="5.299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" draw:style-name="gr27" draw:text-style-name="P5" draw:layer="layout" svg:width="0.562cm" svg:height="0.562cm" svg:x="5.862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" draw:style-name="gr27" draw:text-style-name="P5" draw:layer="layout" svg:width="0.562cm" svg:height="0.562cm" svg:x="6.424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" draw:style-name="gr27" draw:text-style-name="P5" draw:layer="layout" svg:width="0.562cm" svg:height="0.562cm" svg:x="6.987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" draw:style-name="gr27" draw:text-style-name="P5" draw:layer="layout" svg:width="0.562cm" svg:height="0.562cm" svg:x="7.549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" draw:style-name="gr27" draw:text-style-name="P5" draw:layer="layout" svg:width="0.562cm" svg:height="0.562cm" svg:x="5.299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39">
          <draw:custom-shape draw:name="Rechteck 240" draw:style-name="gr1" draw:text-style-name="P1" draw:layer="layout" svg:width="0.562cm" svg:height="0.562cm" svg:x="11.3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1" draw:style-name="gr1" draw:text-style-name="P1" draw:layer="layout" svg:width="0.562cm" svg:height="0.562cm" svg:x="10.737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2" draw:style-name="gr1" draw:text-style-name="P1" draw:layer="layout" svg:width="0.562cm" svg:height="0.562cm" svg:x="11.3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3" draw:style-name="gr1" draw:text-style-name="P1" draw:layer="layout" svg:width="0.562cm" svg:height="0.562cm" svg:x="10.737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4" draw:style-name="gr1" draw:text-style-name="P1" draw:layer="layout" svg:width="0.562cm" svg:height="0.562cm" svg:x="10.175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5" draw:style-name="gr1" draw:text-style-name="P1" draw:layer="layout" svg:width="0.562cm" svg:height="0.562cm" svg:x="9.612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6" draw:style-name="gr1" draw:text-style-name="P1" draw:layer="layout" svg:width="0.562cm" svg:height="0.562cm" svg:x="10.175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7" draw:style-name="gr1" draw:text-style-name="P1" draw:layer="layout" svg:width="0.562cm" svg:height="0.562cm" svg:x="9.612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8" draw:style-name="gr1" draw:text-style-name="P1" draw:layer="layout" svg:width="0.562cm" svg:height="0.562cm" svg:x="10.175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9" draw:style-name="gr1" draw:text-style-name="P1" draw:layer="layout" svg:width="0.562cm" svg:height="0.562cm" svg:x="9.612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0" draw:style-name="gr1" draw:text-style-name="P1" draw:layer="layout" svg:width="0.562cm" svg:height="0.562cm" svg:x="10.175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1" draw:style-name="gr1" draw:text-style-name="P1" draw:layer="layout" svg:width="0.562cm" svg:height="0.562cm" svg:x="9.612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2" draw:style-name="gr1" draw:text-style-name="P1" draw:layer="layout" svg:width="0.562cm" svg:height="0.562cm" svg:x="11.3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3" draw:style-name="gr1" draw:text-style-name="P1" draw:layer="layout" svg:width="0.562cm" svg:height="0.562cm" svg:x="10.737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4" draw:style-name="gr1" draw:text-style-name="P1" draw:layer="layout" svg:width="0.562cm" svg:height="0.562cm" svg:x="11.3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5" draw:style-name="gr1" draw:text-style-name="P1" draw:layer="layout" svg:width="0.562cm" svg:height="0.562cm" svg:x="10.737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6" draw:style-name="gr1" draw:text-style-name="P1" draw:layer="layout" svg:width="0.562cm" svg:height="0.562cm" svg:x="9.05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7" draw:style-name="gr1" draw:text-style-name="P1" draw:layer="layout" svg:width="0.562cm" svg:height="0.562cm" svg:x="9.05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8" draw:style-name="gr1" draw:text-style-name="P1" draw:layer="layout" svg:width="0.562cm" svg:height="0.562cm" svg:x="9.05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9" draw:style-name="gr1" draw:text-style-name="P1" draw:layer="layout" svg:width="0.562cm" svg:height="0.562cm" svg:x="9.05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0" draw:style-name="gr1" draw:text-style-name="P1" draw:layer="layout" svg:width="0.562cm" svg:height="0.562cm" svg:x="9.612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1" draw:style-name="gr1" draw:text-style-name="P1" draw:layer="layout" svg:width="0.562cm" svg:height="0.562cm" svg:x="10.175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2" draw:style-name="gr1" draw:text-style-name="P1" draw:layer="layout" svg:width="0.562cm" svg:height="0.562cm" svg:x="10.737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3" draw:style-name="gr1" draw:text-style-name="P1" draw:layer="layout" svg:width="0.562cm" svg:height="0.562cm" svg:x="11.3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4" draw:style-name="gr1" draw:text-style-name="P1" draw:layer="layout" svg:width="0.562cm" svg:height="0.562cm" svg:x="9.05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5" draw:style-name="gr29" draw:text-style-name="P3" draw:layer="layout" svg:width="0.562cm" svg:height="0.562cm" svg:x="8.487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6" draw:style-name="gr30" draw:text-style-name="P3" draw:layer="layout" svg:width="0.562cm" svg:height="0.562cm" svg:x="8.487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7" draw:style-name="gr31" draw:text-style-name="P3" draw:layer="layout" svg:width="0.562cm" svg:height="0.562cm" svg:x="8.487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8" draw:style-name="gr32" draw:text-style-name="P3" draw:layer="layout" svg:width="0.562cm" svg:height="0.562cm" svg:x="8.487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9" draw:style-name="gr33" draw:text-style-name="P3" draw:layer="layout" svg:width="0.562cm" svg:height="0.562cm" svg:x="8.487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0" draw:style-name="gr34" draw:text-style-name="P3" draw:layer="layout" svg:width="0.562cm" svg:height="0.562cm" svg:x="11.862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1" draw:style-name="gr35" draw:text-style-name="P3" draw:layer="layout" svg:width="0.562cm" svg:height="0.562cm" svg:x="11.862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2" draw:style-name="gr36" draw:text-style-name="P3" draw:layer="layout" svg:width="0.562cm" svg:height="0.562cm" svg:x="11.862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3" draw:style-name="gr37" draw:text-style-name="P3" draw:layer="layout" svg:width="0.562cm" svg:height="0.562cm" svg:x="11.862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4" draw:style-name="gr38" draw:text-style-name="P3" draw:layer="layout" svg:width="0.562cm" svg:height="0.562cm" svg:x="11.862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5" draw:style-name="gr39" draw:text-style-name="P3" draw:layer="layout" svg:width="0.562cm" svg:height="0.562cm" svg:x="9.612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6" draw:style-name="gr40" draw:text-style-name="P3" draw:layer="layout" svg:width="0.562cm" svg:height="0.562cm" svg:x="10.175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7" draw:style-name="gr41" draw:text-style-name="P3" draw:layer="layout" svg:width="0.562cm" svg:height="0.562cm" svg:x="10.737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8" draw:style-name="gr42" draw:text-style-name="P3" draw:layer="layout" svg:width="0.562cm" svg:height="0.562cm" svg:x="11.3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9" draw:style-name="gr43" draw:text-style-name="P3" draw:layer="layout" svg:width="0.562cm" svg:height="0.562cm" svg:x="9.05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0" draw:style-name="gr44" draw:text-style-name="P3" draw:layer="layout" svg:width="0.562cm" svg:height="0.562cm" svg:x="8.487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1" draw:style-name="gr45" draw:text-style-name="P3" draw:layer="layout" svg:width="0.562cm" svg:height="0.562cm" svg:x="11.862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2" draw:style-name="gr46" draw:text-style-name="P3" draw:layer="layout" svg:width="0.562cm" svg:height="0.562cm" svg:x="9.612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3" draw:style-name="gr47" draw:text-style-name="P3" draw:layer="layout" svg:width="0.562cm" svg:height="0.562cm" svg:x="10.175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4" draw:style-name="gr48" draw:text-style-name="P3" draw:layer="layout" svg:width="0.562cm" svg:height="0.562cm" svg:x="10.737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5" draw:style-name="gr49" draw:text-style-name="P3" draw:layer="layout" svg:width="0.562cm" svg:height="0.562cm" svg:x="11.3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6" draw:style-name="gr50" draw:text-style-name="P3" draw:layer="layout" svg:width="0.562cm" svg:height="0.562cm" svg:x="9.05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7" draw:style-name="gr51" draw:text-style-name="P3" draw:layer="layout" svg:width="0.562cm" svg:height="0.562cm" svg:x="8.487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8" draw:style-name="gr52" draw:text-style-name="P3" draw:layer="layout" svg:width="0.562cm" svg:height="0.562cm" svg:x="11.862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89">
          <draw:custom-shape draw:name="Rechteck 290" draw:style-name="gr26" draw:text-style-name="P4" draw:layer="layout" svg:width="0.562cm" svg:height="0.562cm" svg:x="10.175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1" draw:style-name="gr26" draw:text-style-name="P4" draw:layer="layout" svg:width="0.562cm" svg:height="0.562cm" svg:x="9.613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2" draw:style-name="gr26" draw:text-style-name="P4" draw:layer="layout" svg:width="0.562cm" svg:height="0.562cm" svg:x="10.175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3" draw:style-name="gr26" draw:text-style-name="P4" draw:layer="layout" svg:width="0.562cm" svg:height="0.562cm" svg:x="9.613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4" draw:style-name="gr26" draw:text-style-name="P4" draw:layer="layout" svg:width="0.562cm" svg:height="0.562cm" svg:x="10.175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5" draw:style-name="gr26" draw:text-style-name="P4" draw:layer="layout" svg:width="0.562cm" svg:height="0.562cm" svg:x="9.613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6" draw:style-name="gr26" draw:text-style-name="P4" draw:layer="layout" svg:width="0.562cm" svg:height="0.562cm" svg:x="9.05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7" draw:style-name="gr26" draw:text-style-name="P4" draw:layer="layout" svg:width="0.562cm" svg:height="0.562cm" svg:x="9.05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98" draw:style-name="gr26" draw:text-style-name="P4" draw:layer="layout" svg:width="0.562cm" svg:height="0.562cm" svg:x="9.05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300" draw:style-name="gr27" draw:text-style-name="P5" draw:layer="layout" svg:width="0.562cm" svg:height="0.562cm" svg:x="14.938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1" draw:style-name="gr27" draw:text-style-name="P5" draw:layer="layout" svg:width="0.562cm" svg:height="0.562cm" svg:x="14.375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2" draw:style-name="gr27" draw:text-style-name="P5" draw:layer="layout" svg:width="0.562cm" svg:height="0.562cm" svg:x="14.938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3" draw:style-name="gr27" draw:text-style-name="P5" draw:layer="layout" svg:width="0.562cm" svg:height="0.562cm" svg:x="14.375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4" draw:style-name="gr27" draw:text-style-name="P5" draw:layer="layout" svg:width="0.562cm" svg:height="0.562cm" svg:x="13.813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5" draw:style-name="gr27" draw:text-style-name="P5" draw:layer="layout" svg:width="0.562cm" svg:height="0.562cm" svg:x="13.25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6" draw:style-name="gr27" draw:text-style-name="P5" draw:layer="layout" svg:width="0.562cm" svg:height="0.562cm" svg:x="13.813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7" draw:style-name="gr28" draw:text-style-name="P6" draw:layer="layout" svg:width="0.562cm" svg:height="0.562cm" svg:x="13.25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8" draw:style-name="gr27" draw:text-style-name="P5" draw:layer="layout" svg:width="0.562cm" svg:height="0.562cm" svg:x="13.813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9" draw:style-name="gr27" draw:text-style-name="P5" draw:layer="layout" svg:width="0.562cm" svg:height="0.562cm" svg:x="13.25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0" draw:style-name="gr27" draw:text-style-name="P5" draw:layer="layout" svg:width="0.562cm" svg:height="0.562cm" svg:x="13.813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1" draw:style-name="gr27" draw:text-style-name="P5" draw:layer="layout" svg:width="0.562cm" svg:height="0.562cm" svg:x="13.25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2" draw:style-name="gr27" draw:text-style-name="P5" draw:layer="layout" svg:width="0.562cm" svg:height="0.562cm" svg:x="14.938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3" draw:style-name="gr27" draw:text-style-name="P5" draw:layer="layout" svg:width="0.562cm" svg:height="0.562cm" svg:x="14.375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4" draw:style-name="gr27" draw:text-style-name="P5" draw:layer="layout" svg:width="0.562cm" svg:height="0.562cm" svg:x="14.938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5" draw:style-name="gr27" draw:text-style-name="P5" draw:layer="layout" svg:width="0.562cm" svg:height="0.562cm" svg:x="14.375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6" draw:style-name="gr27" draw:text-style-name="P5" draw:layer="layout" svg:width="0.562cm" svg:height="0.562cm" svg:x="12.688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7" draw:style-name="gr27" draw:text-style-name="P5" draw:layer="layout" svg:width="0.562cm" svg:height="0.562cm" svg:x="12.688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8" draw:style-name="gr27" draw:text-style-name="P5" draw:layer="layout" svg:width="0.562cm" svg:height="0.562cm" svg:x="12.688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9" draw:style-name="gr27" draw:text-style-name="P5" draw:layer="layout" svg:width="0.562cm" svg:height="0.562cm" svg:x="12.688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0" draw:style-name="gr27" draw:text-style-name="P5" draw:layer="layout" svg:width="0.562cm" svg:height="0.562cm" svg:x="13.25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1" draw:style-name="gr27" draw:text-style-name="P5" draw:layer="layout" svg:width="0.562cm" svg:height="0.562cm" svg:x="13.813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2" draw:style-name="gr27" draw:text-style-name="P5" draw:layer="layout" svg:width="0.562cm" svg:height="0.562cm" svg:x="14.375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3" draw:style-name="gr27" draw:text-style-name="P5" draw:layer="layout" svg:width="0.562cm" svg:height="0.562cm" svg:x="14.938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4" draw:style-name="gr27" draw:text-style-name="P5" draw:layer="layout" svg:width="0.562cm" svg:height="0.562cm" svg:x="12.687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25">
          <draw:custom-shape draw:name="Rechteck 326" draw:style-name="gr1" draw:text-style-name="P1" draw:layer="layout" svg:width="0.562cm" svg:height="0.562cm" svg:x="19.901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7" draw:style-name="gr1" draw:text-style-name="P1" draw:layer="layout" svg:width="0.562cm" svg:height="0.562cm" svg:x="19.338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8" draw:style-name="gr1" draw:text-style-name="P1" draw:layer="layout" svg:width="0.562cm" svg:height="0.562cm" svg:x="19.901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9" draw:style-name="gr1" draw:text-style-name="P1" draw:layer="layout" svg:width="0.562cm" svg:height="0.562cm" svg:x="19.338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0" draw:style-name="gr1" draw:text-style-name="P1" draw:layer="layout" svg:width="0.562cm" svg:height="0.562cm" svg:x="18.776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1" draw:style-name="gr1" draw:text-style-name="P1" draw:layer="layout" svg:width="0.562cm" svg:height="0.562cm" svg:x="18.213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2" draw:style-name="gr1" draw:text-style-name="P1" draw:layer="layout" svg:width="0.562cm" svg:height="0.562cm" svg:x="18.776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3" draw:style-name="gr1" draw:text-style-name="P1" draw:layer="layout" svg:width="0.562cm" svg:height="0.562cm" svg:x="18.213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4" draw:style-name="gr1" draw:text-style-name="P1" draw:layer="layout" svg:width="0.562cm" svg:height="0.562cm" svg:x="18.776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5" draw:style-name="gr1" draw:text-style-name="P1" draw:layer="layout" svg:width="0.562cm" svg:height="0.562cm" svg:x="18.213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6" draw:style-name="gr1" draw:text-style-name="P1" draw:layer="layout" svg:width="0.562cm" svg:height="0.562cm" svg:x="18.776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7" draw:style-name="gr1" draw:text-style-name="P1" draw:layer="layout" svg:width="0.562cm" svg:height="0.562cm" svg:x="18.213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8" draw:style-name="gr1" draw:text-style-name="P1" draw:layer="layout" svg:width="0.562cm" svg:height="0.562cm" svg:x="19.901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9" draw:style-name="gr1" draw:text-style-name="P1" draw:layer="layout" svg:width="0.562cm" svg:height="0.562cm" svg:x="19.338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0" draw:style-name="gr1" draw:text-style-name="P1" draw:layer="layout" svg:width="0.562cm" svg:height="0.562cm" svg:x="19.901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1" draw:style-name="gr1" draw:text-style-name="P1" draw:layer="layout" svg:width="0.562cm" svg:height="0.562cm" svg:x="19.338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2" draw:style-name="gr1" draw:text-style-name="P1" draw:layer="layout" svg:width="0.562cm" svg:height="0.562cm" svg:x="17.651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3" draw:style-name="gr1" draw:text-style-name="P1" draw:layer="layout" svg:width="0.562cm" svg:height="0.562cm" svg:x="17.651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4" draw:style-name="gr1" draw:text-style-name="P1" draw:layer="layout" svg:width="0.562cm" svg:height="0.562cm" svg:x="17.651cm" svg:y="3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5" draw:style-name="gr1" draw:text-style-name="P1" draw:layer="layout" svg:width="0.562cm" svg:height="0.562cm" svg:x="17.651cm" svg:y="3.2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6" draw:style-name="gr1" draw:text-style-name="P1" draw:layer="layout" svg:width="0.562cm" svg:height="0.562cm" svg:x="18.213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7" draw:style-name="gr1" draw:text-style-name="P1" draw:layer="layout" svg:width="0.562cm" svg:height="0.562cm" svg:x="18.776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8" draw:style-name="gr1" draw:text-style-name="P1" draw:layer="layout" svg:width="0.562cm" svg:height="0.562cm" svg:x="19.338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9" draw:style-name="gr1" draw:text-style-name="P1" draw:layer="layout" svg:width="0.562cm" svg:height="0.562cm" svg:x="19.901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0" draw:style-name="gr1" draw:text-style-name="P1" draw:layer="layout" svg:width="0.562cm" svg:height="0.562cm" svg:x="17.651cm" svg:y="4.3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1" draw:style-name="gr53" draw:text-style-name="P3" draw:layer="layout" svg:width="0.562cm" svg:height="0.562cm" svg:x="17.088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2" draw:style-name="gr54" draw:text-style-name="P3" draw:layer="layout" svg:width="0.562cm" svg:height="0.562cm" svg:x="17.088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3" draw:style-name="gr55" draw:text-style-name="P3" draw:layer="layout" svg:width="0.562cm" svg:height="0.562cm" svg:x="17.088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4" draw:style-name="gr56" draw:text-style-name="P3" draw:layer="layout" svg:width="0.562cm" svg:height="0.562cm" svg:x="17.088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5" draw:style-name="gr57" draw:text-style-name="P3" draw:layer="layout" svg:width="0.562cm" svg:height="0.562cm" svg:x="17.088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6" draw:style-name="gr58" draw:text-style-name="P3" draw:layer="layout" svg:width="0.562cm" svg:height="0.562cm" svg:x="20.463cm" svg:y="2.64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7" draw:style-name="gr59" draw:text-style-name="P3" draw:layer="layout" svg:width="0.562cm" svg:height="0.562cm" svg:x="20.463cm" svg:y="2.08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8" draw:style-name="gr60" draw:text-style-name="P3" draw:layer="layout" svg:width="0.562cm" svg:height="0.562cm" svg:x="20.463cm" svg:y="3.77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9" draw:style-name="gr61" draw:text-style-name="P3" draw:layer="layout" svg:width="0.562cm" svg:height="0.562cm" svg:x="20.463cm" svg:y="3.212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0" draw:style-name="gr62" draw:text-style-name="P3" draw:layer="layout" svg:width="0.562cm" svg:height="0.562cm" svg:x="20.463cm" svg:y="4.337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1" draw:style-name="gr63" draw:text-style-name="P3" draw:layer="layout" svg:width="0.562cm" svg:height="0.562cm" svg:x="18.213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2" draw:style-name="gr64" draw:text-style-name="P3" draw:layer="layout" svg:width="0.562cm" svg:height="0.562cm" svg:x="18.776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3" draw:style-name="gr65" draw:text-style-name="P3" draw:layer="layout" svg:width="0.562cm" svg:height="0.562cm" svg:x="19.338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4" draw:style-name="gr66" draw:text-style-name="P3" draw:layer="layout" svg:width="0.562cm" svg:height="0.562cm" svg:x="19.901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5" draw:style-name="gr67" draw:text-style-name="P3" draw:layer="layout" svg:width="0.562cm" svg:height="0.562cm" svg:x="17.651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6" draw:style-name="gr68" draw:text-style-name="P3" draw:layer="layout" svg:width="0.562cm" svg:height="0.562cm" svg:x="17.088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7" draw:style-name="gr69" draw:text-style-name="P3" draw:layer="layout" svg:width="0.562cm" svg:height="0.562cm" svg:x="20.463cm" svg:y="4.899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8" draw:style-name="gr70" draw:text-style-name="P3" draw:layer="layout" svg:width="0.562cm" svg:height="0.562cm" svg:x="18.213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9" draw:style-name="gr71" draw:text-style-name="P3" draw:layer="layout" svg:width="0.562cm" svg:height="0.562cm" svg:x="18.776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0" draw:style-name="gr72" draw:text-style-name="P3" draw:layer="layout" svg:width="0.562cm" svg:height="0.562cm" svg:x="19.338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1" draw:style-name="gr73" draw:text-style-name="P3" draw:layer="layout" svg:width="0.562cm" svg:height="0.562cm" svg:x="19.901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2" draw:style-name="gr74" draw:text-style-name="P3" draw:layer="layout" svg:width="0.562cm" svg:height="0.562cm" svg:x="17.651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3" draw:style-name="gr75" draw:text-style-name="P3" draw:layer="layout" svg:width="0.562cm" svg:height="0.562cm" svg:x="17.088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4" draw:style-name="gr76" draw:text-style-name="P3" draw:layer="layout" svg:width="0.562cm" svg:height="0.562cm" svg:x="20.463cm" svg:y="1.524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386" draw:style-name="gr28" draw:text-style-name="P6" draw:layer="layout" svg:width="0.562cm" svg:height="0.562cm" svg:x="23.539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7" draw:style-name="gr27" draw:text-style-name="P5" draw:layer="layout" svg:width="0.562cm" svg:height="0.562cm" svg:x="22.976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8" draw:style-name="gr27" draw:text-style-name="P5" draw:layer="layout" svg:width="0.562cm" svg:height="0.562cm" svg:x="23.539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9" draw:style-name="gr27" draw:text-style-name="P5" draw:layer="layout" svg:width="0.562cm" svg:height="0.562cm" svg:x="22.976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0" draw:style-name="gr27" draw:text-style-name="P5" draw:layer="layout" svg:width="0.562cm" svg:height="0.562cm" svg:x="22.414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1" draw:style-name="gr27" draw:text-style-name="P5" draw:layer="layout" svg:width="0.562cm" svg:height="0.562cm" svg:x="21.851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2" draw:style-name="gr27" draw:text-style-name="P5" draw:layer="layout" svg:width="0.562cm" svg:height="0.562cm" svg:x="22.414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3" draw:style-name="gr27" draw:text-style-name="P5" draw:layer="layout" svg:width="0.562cm" svg:height="0.562cm" svg:x="21.851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4" draw:style-name="gr27" draw:text-style-name="P5" draw:layer="layout" svg:width="0.562cm" svg:height="0.562cm" svg:x="22.414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5" draw:style-name="gr27" draw:text-style-name="P5" draw:layer="layout" svg:width="0.562cm" svg:height="0.562cm" svg:x="21.851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6" draw:style-name="gr27" draw:text-style-name="P5" draw:layer="layout" svg:width="0.562cm" svg:height="0.562cm" svg:x="22.414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7" draw:style-name="gr27" draw:text-style-name="P5" draw:layer="layout" svg:width="0.562cm" svg:height="0.562cm" svg:x="21.851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8" draw:style-name="gr27" draw:text-style-name="P5" draw:layer="layout" svg:width="0.562cm" svg:height="0.562cm" svg:x="23.539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9" draw:style-name="gr27" draw:text-style-name="P5" draw:layer="layout" svg:width="0.562cm" svg:height="0.562cm" svg:x="22.976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0" draw:style-name="gr27" draw:text-style-name="P5" draw:layer="layout" svg:width="0.562cm" svg:height="0.562cm" svg:x="23.539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1" draw:style-name="gr27" draw:text-style-name="P5" draw:layer="layout" svg:width="0.562cm" svg:height="0.562cm" svg:x="22.976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2" draw:style-name="gr27" draw:text-style-name="P5" draw:layer="layout" svg:width="0.562cm" svg:height="0.562cm" svg:x="21.288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3" draw:style-name="gr27" draw:text-style-name="P5" draw:layer="layout" svg:width="0.562cm" svg:height="0.562cm" svg:x="21.288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4" draw:style-name="gr27" draw:text-style-name="P5" draw:layer="layout" svg:width="0.562cm" svg:height="0.562cm" svg:x="21.288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5" draw:style-name="gr27" draw:text-style-name="P5" draw:layer="layout" svg:width="0.562cm" svg:height="0.562cm" svg:x="21.288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6" draw:style-name="gr27" draw:text-style-name="P5" draw:layer="layout" svg:width="0.562cm" svg:height="0.562cm" svg:x="21.851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7" draw:style-name="gr27" draw:text-style-name="P5" draw:layer="layout" svg:width="0.562cm" svg:height="0.562cm" svg:x="22.414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8" draw:style-name="gr27" draw:text-style-name="P5" draw:layer="layout" svg:width="0.562cm" svg:height="0.562cm" svg:x="22.976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9" draw:style-name="gr27" draw:text-style-name="P5" draw:layer="layout" svg:width="0.562cm" svg:height="0.562cm" svg:x="23.539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10" draw:style-name="gr27" draw:text-style-name="P5" draw:layer="layout" svg:width="0.562cm" svg:height="0.562cm" svg:x="21.288cm" svg:y="4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12" draw:style-name="gr77" draw:text-style-name="P7" draw:layer="layout" svg:x1="15.7cm" svg:y1="3.524cm" svg:x2="16.9cm" svg:y2="3.524cm">
          <text:p/>
        </draw:line>
        <draw:line draw:name="Gerade Verbindung 414" draw:style-name="gr77" draw:text-style-name="P7" draw:layer="layout" svg:x1="3.098cm" svg:y1="5.724cm" svg:x2="3.098cm" svg:y2="8.924cm">
          <text:p/>
        </draw:line>
        <draw:g draw:name="Gruppieren 418">
          <draw:custom-shape draw:name="Rechteck 419" draw:style-name="gr1" draw:text-style-name="P1" draw:layer="layout" svg:width="0.562cm" svg:height="0.562cm" svg:x="3.912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0" draw:style-name="gr1" draw:text-style-name="P1" draw:layer="layout" svg:width="0.562cm" svg:height="0.562cm" svg:x="3.349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1" draw:style-name="gr1" draw:text-style-name="P1" draw:layer="layout" svg:width="0.562cm" svg:height="0.562cm" svg:x="3.912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2" draw:style-name="gr1" draw:text-style-name="P1" draw:layer="layout" svg:width="0.562cm" svg:height="0.562cm" svg:x="3.349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3" draw:style-name="gr1" draw:text-style-name="P1" draw:layer="layout" svg:width="0.562cm" svg:height="0.562cm" svg:x="2.786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4" draw:style-name="gr1" draw:text-style-name="P1" draw:layer="layout" svg:width="0.562cm" svg:height="0.562cm" svg:x="2.224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5" draw:style-name="gr1" draw:text-style-name="P1" draw:layer="layout" svg:width="0.562cm" svg:height="0.562cm" svg:x="2.786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6" draw:style-name="gr1" draw:text-style-name="P1" draw:layer="layout" svg:width="0.562cm" svg:height="0.562cm" svg:x="2.224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7" draw:style-name="gr1" draw:text-style-name="P1" draw:layer="layout" svg:width="0.562cm" svg:height="0.562cm" svg:x="2.786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8" draw:style-name="gr1" draw:text-style-name="P1" draw:layer="layout" svg:width="0.562cm" svg:height="0.562cm" svg:x="2.224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9" draw:style-name="gr1" draw:text-style-name="P1" draw:layer="layout" svg:width="0.562cm" svg:height="0.562cm" svg:x="2.786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0" draw:style-name="gr1" draw:text-style-name="P1" draw:layer="layout" svg:width="0.562cm" svg:height="0.562cm" svg:x="2.224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1" draw:style-name="gr1" draw:text-style-name="P1" draw:layer="layout" svg:width="0.562cm" svg:height="0.562cm" svg:x="3.912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2" draw:style-name="gr1" draw:text-style-name="P1" draw:layer="layout" svg:width="0.562cm" svg:height="0.562cm" svg:x="3.349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3" draw:style-name="gr1" draw:text-style-name="P1" draw:layer="layout" svg:width="0.562cm" svg:height="0.562cm" svg:x="3.912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4" draw:style-name="gr1" draw:text-style-name="P1" draw:layer="layout" svg:width="0.562cm" svg:height="0.562cm" svg:x="3.349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5" draw:style-name="gr1" draw:text-style-name="P1" draw:layer="layout" svg:width="0.562cm" svg:height="0.562cm" svg:x="1.661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6" draw:style-name="gr1" draw:text-style-name="P1" draw:layer="layout" svg:width="0.562cm" svg:height="0.562cm" svg:x="1.661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7" draw:style-name="gr1" draw:text-style-name="P1" draw:layer="layout" svg:width="0.562cm" svg:height="0.562cm" svg:x="1.661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8" draw:style-name="gr1" draw:text-style-name="P1" draw:layer="layout" svg:width="0.562cm" svg:height="0.562cm" svg:x="1.661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9" draw:style-name="gr1" draw:text-style-name="P1" draw:layer="layout" svg:width="0.562cm" svg:height="0.562cm" svg:x="2.224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0" draw:style-name="gr1" draw:text-style-name="P1" draw:layer="layout" svg:width="0.562cm" svg:height="0.562cm" svg:x="2.786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1" draw:style-name="gr1" draw:text-style-name="P1" draw:layer="layout" svg:width="0.562cm" svg:height="0.562cm" svg:x="3.349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2" draw:style-name="gr1" draw:text-style-name="P1" draw:layer="layout" svg:width="0.562cm" svg:height="0.562cm" svg:x="3.912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3" draw:style-name="gr1" draw:text-style-name="P1" draw:layer="layout" svg:width="0.562cm" svg:height="0.562cm" svg:x="1.661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4" draw:style-name="gr78" draw:text-style-name="P3" draw:layer="layout" svg:width="0.562cm" svg:height="0.562cm" svg:x="1.099cm" svg:y="10.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5" draw:style-name="gr79" draw:text-style-name="P3" draw:layer="layout" svg:width="0.562cm" svg:height="0.562cm" svg:x="1.099cm" svg:y="9.6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6" draw:style-name="gr80" draw:text-style-name="P3" draw:layer="layout" svg:width="0.562cm" svg:height="0.562cm" svg:x="1.099cm" svg:y="11.3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7" draw:style-name="gr81" draw:text-style-name="P3" draw:layer="layout" svg:width="0.562cm" svg:height="0.562cm" svg:x="1.099cm" svg:y="10.8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8" draw:style-name="gr82" draw:text-style-name="P3" draw:layer="layout" svg:width="0.562cm" svg:height="0.562cm" svg:x="1.099cm" svg:y="11.9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9" draw:style-name="gr83" draw:text-style-name="P3" draw:layer="layout" svg:width="0.562cm" svg:height="0.562cm" svg:x="4.474cm" svg:y="10.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0" draw:style-name="gr84" draw:text-style-name="P3" draw:layer="layout" svg:width="0.562cm" svg:height="0.562cm" svg:x="4.474cm" svg:y="9.6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1" draw:style-name="gr85" draw:text-style-name="P3" draw:layer="layout" svg:width="0.562cm" svg:height="0.562cm" svg:x="4.474cm" svg:y="11.3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2" draw:style-name="gr86" draw:text-style-name="P3" draw:layer="layout" svg:width="0.562cm" svg:height="0.562cm" svg:x="4.474cm" svg:y="10.8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3" draw:style-name="gr87" draw:text-style-name="P3" draw:layer="layout" svg:width="0.562cm" svg:height="0.562cm" svg:x="4.474cm" svg:y="11.9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4" draw:style-name="gr88" draw:text-style-name="P3" draw:layer="layout" svg:width="0.562cm" svg:height="0.562cm" svg:x="2.224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5" draw:style-name="gr89" draw:text-style-name="P3" draw:layer="layout" svg:width="0.562cm" svg:height="0.562cm" svg:x="2.786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6" draw:style-name="gr90" draw:text-style-name="P3" draw:layer="layout" svg:width="0.562cm" svg:height="0.562cm" svg:x="3.349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7" draw:style-name="gr91" draw:text-style-name="P3" draw:layer="layout" svg:width="0.562cm" svg:height="0.562cm" svg:x="3.912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8" draw:style-name="gr92" draw:text-style-name="P3" draw:layer="layout" svg:width="0.562cm" svg:height="0.562cm" svg:x="1.661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9" draw:style-name="gr93" draw:text-style-name="P3" draw:layer="layout" svg:width="0.562cm" svg:height="0.562cm" svg:x="1.099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0" draw:style-name="gr94" draw:text-style-name="P3" draw:layer="layout" svg:width="0.562cm" svg:height="0.562cm" svg:x="4.474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1" draw:style-name="gr95" draw:text-style-name="P3" draw:layer="layout" svg:width="0.562cm" svg:height="0.562cm" svg:x="2.224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2" draw:style-name="gr96" draw:text-style-name="P3" draw:layer="layout" svg:width="0.562cm" svg:height="0.562cm" svg:x="2.786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3" draw:style-name="gr97" draw:text-style-name="P3" draw:layer="layout" svg:width="0.562cm" svg:height="0.562cm" svg:x="3.349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4" draw:style-name="gr98" draw:text-style-name="P3" draw:layer="layout" svg:width="0.562cm" svg:height="0.562cm" svg:x="3.912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5" draw:style-name="gr99" draw:text-style-name="P3" draw:layer="layout" svg:width="0.562cm" svg:height="0.562cm" svg:x="1.661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6" draw:style-name="gr100" draw:text-style-name="P3" draw:layer="layout" svg:width="0.562cm" svg:height="0.562cm" svg:x="1.099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7" draw:style-name="gr101" draw:text-style-name="P3" draw:layer="layout" svg:width="0.562cm" svg:height="0.562cm" svg:x="4.474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68">
          <draw:custom-shape draw:name="Rechteck 469" draw:style-name="gr26" draw:text-style-name="P4" draw:layer="layout" svg:width="0.562cm" svg:height="0.562cm" svg:x="2.224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0" draw:style-name="gr26" draw:text-style-name="P4" draw:layer="layout" svg:width="0.562cm" svg:height="0.562cm" svg:x="1.661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1" draw:style-name="gr26" draw:text-style-name="P4" draw:layer="layout" svg:width="0.562cm" svg:height="0.562cm" svg:x="2.224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2" draw:style-name="gr26" draw:text-style-name="P4" draw:layer="layout" svg:width="0.562cm" svg:height="0.562cm" svg:x="1.661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3" draw:style-name="gr26" draw:text-style-name="P4" draw:layer="layout" svg:width="0.562cm" svg:height="0.562cm" svg:x="2.224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4" draw:style-name="gr26" draw:text-style-name="P4" draw:layer="layout" svg:width="0.562cm" svg:height="0.562cm" svg:x="1.661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5" draw:style-name="gr26" draw:text-style-name="P4" draw:layer="layout" svg:width="0.562cm" svg:height="0.562cm" svg:x="1.099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6" draw:style-name="gr26" draw:text-style-name="P4" draw:layer="layout" svg:width="0.562cm" svg:height="0.562cm" svg:x="1.099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7" draw:style-name="gr26" draw:text-style-name="P4" draw:layer="layout" svg:width="0.562cm" svg:height="0.562cm" svg:x="1.099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479" draw:style-name="gr27" draw:text-style-name="P5" draw:layer="layout" svg:width="0.562cm" svg:height="0.562cm" svg:x="7.549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0" draw:style-name="gr27" draw:text-style-name="P5" draw:layer="layout" svg:width="0.562cm" svg:height="0.562cm" svg:x="6.987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1" draw:style-name="gr27" draw:text-style-name="P5" draw:layer="layout" svg:width="0.562cm" svg:height="0.562cm" svg:x="7.549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2" draw:style-name="gr27" draw:text-style-name="P5" draw:layer="layout" svg:width="0.562cm" svg:height="0.562cm" svg:x="6.987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3" draw:style-name="gr27" draw:text-style-name="P5" draw:layer="layout" svg:width="0.562cm" svg:height="0.562cm" svg:x="6.424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4" draw:style-name="gr27" draw:text-style-name="P5" draw:layer="layout" svg:width="0.562cm" svg:height="0.562cm" svg:x="5.862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5" draw:style-name="gr27" draw:text-style-name="P5" draw:layer="layout" svg:width="0.562cm" svg:height="0.562cm" svg:x="6.424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6" draw:style-name="gr27" draw:text-style-name="P5" draw:layer="layout" svg:width="0.562cm" svg:height="0.562cm" svg:x="5.862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7" draw:style-name="gr27" draw:text-style-name="P5" draw:layer="layout" svg:width="0.562cm" svg:height="0.562cm" svg:x="6.424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8" draw:style-name="gr27" draw:text-style-name="P5" draw:layer="layout" svg:width="0.562cm" svg:height="0.562cm" svg:x="5.862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9" draw:style-name="gr27" draw:text-style-name="P5" draw:layer="layout" svg:width="0.562cm" svg:height="0.562cm" svg:x="6.424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0" draw:style-name="gr27" draw:text-style-name="P5" draw:layer="layout" svg:width="0.562cm" svg:height="0.562cm" svg:x="5.862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1" draw:style-name="gr27" draw:text-style-name="P5" draw:layer="layout" svg:width="0.562cm" svg:height="0.562cm" svg:x="7.549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2" draw:style-name="gr27" draw:text-style-name="P5" draw:layer="layout" svg:width="0.562cm" svg:height="0.562cm" svg:x="6.987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3" draw:style-name="gr27" draw:text-style-name="P5" draw:layer="layout" svg:width="0.562cm" svg:height="0.562cm" svg:x="7.549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4" draw:style-name="gr27" draw:text-style-name="P5" draw:layer="layout" svg:width="0.562cm" svg:height="0.562cm" svg:x="6.987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5" draw:style-name="gr27" draw:text-style-name="P5" draw:layer="layout" svg:width="0.562cm" svg:height="0.562cm" svg:x="5.299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6" draw:style-name="gr27" draw:text-style-name="P5" draw:layer="layout" svg:width="0.562cm" svg:height="0.562cm" svg:x="5.299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7" draw:style-name="gr27" draw:text-style-name="P5" draw:layer="layout" svg:width="0.562cm" svg:height="0.562cm" svg:x="5.299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8" draw:style-name="gr27" draw:text-style-name="P5" draw:layer="layout" svg:width="0.562cm" svg:height="0.562cm" svg:x="5.299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9" draw:style-name="gr27" draw:text-style-name="P5" draw:layer="layout" svg:width="0.562cm" svg:height="0.562cm" svg:x="5.862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0" draw:style-name="gr27" draw:text-style-name="P5" draw:layer="layout" svg:width="0.562cm" svg:height="0.562cm" svg:x="6.424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1" draw:style-name="gr27" draw:text-style-name="P5" draw:layer="layout" svg:width="0.562cm" svg:height="0.562cm" svg:x="6.987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2" draw:style-name="gr27" draw:text-style-name="P5" draw:layer="layout" svg:width="0.562cm" svg:height="0.562cm" svg:x="7.549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3" draw:style-name="gr28" draw:text-style-name="P6" draw:layer="layout" svg:width="0.562cm" svg:height="0.562cm" svg:x="5.299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5" draw:style-name="gr77" draw:text-style-name="P7" draw:layer="layout" svg:x1="8.299cm" svg:y1="11.125cm" svg:x2="16.9cm" svg:y2="11.125cm">
          <text:p/>
        </draw:line>
        <draw:g draw:name="Gruppieren 507">
          <draw:custom-shape draw:name="Rechteck 508" draw:style-name="gr1" draw:text-style-name="P1" draw:layer="layout" svg:width="0.562cm" svg:height="0.562cm" svg:x="19.903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09" draw:style-name="gr1" draw:text-style-name="P1" draw:layer="layout" svg:width="0.562cm" svg:height="0.562cm" svg:x="19.34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0" draw:style-name="gr1" draw:text-style-name="P1" draw:layer="layout" svg:width="0.562cm" svg:height="0.562cm" svg:x="19.903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1" draw:style-name="gr1" draw:text-style-name="P1" draw:layer="layout" svg:width="0.562cm" svg:height="0.562cm" svg:x="19.34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2" draw:style-name="gr1" draw:text-style-name="P1" draw:layer="layout" svg:width="0.562cm" svg:height="0.562cm" svg:x="18.778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3" draw:style-name="gr1" draw:text-style-name="P1" draw:layer="layout" svg:width="0.562cm" svg:height="0.562cm" svg:x="18.215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4" draw:style-name="gr1" draw:text-style-name="P1" draw:layer="layout" svg:width="0.562cm" svg:height="0.562cm" svg:x="18.778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5" draw:style-name="gr1" draw:text-style-name="P1" draw:layer="layout" svg:width="0.562cm" svg:height="0.562cm" svg:x="18.215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6" draw:style-name="gr1" draw:text-style-name="P1" draw:layer="layout" svg:width="0.562cm" svg:height="0.562cm" svg:x="18.778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7" draw:style-name="gr1" draw:text-style-name="P1" draw:layer="layout" svg:width="0.562cm" svg:height="0.562cm" svg:x="18.215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8" draw:style-name="gr1" draw:text-style-name="P1" draw:layer="layout" svg:width="0.562cm" svg:height="0.562cm" svg:x="18.778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19" draw:style-name="gr1" draw:text-style-name="P1" draw:layer="layout" svg:width="0.562cm" svg:height="0.562cm" svg:x="18.215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0" draw:style-name="gr1" draw:text-style-name="P1" draw:layer="layout" svg:width="0.562cm" svg:height="0.562cm" svg:x="19.903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1" draw:style-name="gr1" draw:text-style-name="P1" draw:layer="layout" svg:width="0.562cm" svg:height="0.562cm" svg:x="19.34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2" draw:style-name="gr1" draw:text-style-name="P1" draw:layer="layout" svg:width="0.562cm" svg:height="0.562cm" svg:x="19.903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3" draw:style-name="gr1" draw:text-style-name="P1" draw:layer="layout" svg:width="0.562cm" svg:height="0.562cm" svg:x="19.34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4" draw:style-name="gr1" draw:text-style-name="P1" draw:layer="layout" svg:width="0.562cm" svg:height="0.562cm" svg:x="17.653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5" draw:style-name="gr1" draw:text-style-name="P1" draw:layer="layout" svg:width="0.562cm" svg:height="0.562cm" svg:x="17.653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6" draw:style-name="gr1" draw:text-style-name="P1" draw:layer="layout" svg:width="0.562cm" svg:height="0.562cm" svg:x="17.653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7" draw:style-name="gr1" draw:text-style-name="P1" draw:layer="layout" svg:width="0.562cm" svg:height="0.562cm" svg:x="17.653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8" draw:style-name="gr1" draw:text-style-name="P1" draw:layer="layout" svg:width="0.562cm" svg:height="0.562cm" svg:x="18.215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29" draw:style-name="gr1" draw:text-style-name="P1" draw:layer="layout" svg:width="0.562cm" svg:height="0.562cm" svg:x="18.778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0" draw:style-name="gr1" draw:text-style-name="P1" draw:layer="layout" svg:width="0.562cm" svg:height="0.562cm" svg:x="19.34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1" draw:style-name="gr1" draw:text-style-name="P1" draw:layer="layout" svg:width="0.562cm" svg:height="0.562cm" svg:x="19.903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2" draw:style-name="gr1" draw:text-style-name="P1" draw:layer="layout" svg:width="0.562cm" svg:height="0.562cm" svg:x="17.653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3" draw:style-name="gr102" draw:text-style-name="P3" draw:layer="layout" svg:width="0.562cm" svg:height="0.562cm" svg:x="17.09cm" svg:y="10.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4" draw:style-name="gr103" draw:text-style-name="P3" draw:layer="layout" svg:width="0.562cm" svg:height="0.562cm" svg:x="17.09cm" svg:y="9.6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5" draw:style-name="gr104" draw:text-style-name="P3" draw:layer="layout" svg:width="0.562cm" svg:height="0.562cm" svg:x="17.09cm" svg:y="11.3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6" draw:style-name="gr105" draw:text-style-name="P3" draw:layer="layout" svg:width="0.562cm" svg:height="0.562cm" svg:x="17.09cm" svg:y="10.8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7" draw:style-name="gr106" draw:text-style-name="P3" draw:layer="layout" svg:width="0.562cm" svg:height="0.562cm" svg:x="17.09cm" svg:y="11.9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8" draw:style-name="gr107" draw:text-style-name="P3" draw:layer="layout" svg:width="0.562cm" svg:height="0.562cm" svg:x="20.465cm" svg:y="10.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39" draw:style-name="gr108" draw:text-style-name="P3" draw:layer="layout" svg:width="0.562cm" svg:height="0.562cm" svg:x="20.465cm" svg:y="9.6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0" draw:style-name="gr109" draw:text-style-name="P3" draw:layer="layout" svg:width="0.562cm" svg:height="0.562cm" svg:x="20.465cm" svg:y="11.3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1" draw:style-name="gr110" draw:text-style-name="P3" draw:layer="layout" svg:width="0.562cm" svg:height="0.562cm" svg:x="20.465cm" svg:y="10.8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2" draw:style-name="gr111" draw:text-style-name="P3" draw:layer="layout" svg:width="0.562cm" svg:height="0.562cm" svg:x="20.465cm" svg:y="11.9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3" draw:style-name="gr112" draw:text-style-name="P3" draw:layer="layout" svg:width="0.562cm" svg:height="0.562cm" svg:x="18.215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4" draw:style-name="gr113" draw:text-style-name="P3" draw:layer="layout" svg:width="0.562cm" svg:height="0.562cm" svg:x="18.778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5" draw:style-name="gr114" draw:text-style-name="P3" draw:layer="layout" svg:width="0.562cm" svg:height="0.562cm" svg:x="19.34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6" draw:style-name="gr115" draw:text-style-name="P3" draw:layer="layout" svg:width="0.562cm" svg:height="0.562cm" svg:x="19.903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7" draw:style-name="gr116" draw:text-style-name="P3" draw:layer="layout" svg:width="0.562cm" svg:height="0.562cm" svg:x="17.653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8" draw:style-name="gr117" draw:text-style-name="P3" draw:layer="layout" svg:width="0.562cm" svg:height="0.562cm" svg:x="17.09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9" draw:style-name="gr118" draw:text-style-name="P3" draw:layer="layout" svg:width="0.562cm" svg:height="0.562cm" svg:x="20.465cm" svg:y="12.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0" draw:style-name="gr119" draw:text-style-name="P3" draw:layer="layout" svg:width="0.562cm" svg:height="0.562cm" svg:x="18.215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1" draw:style-name="gr120" draw:text-style-name="P3" draw:layer="layout" svg:width="0.562cm" svg:height="0.562cm" svg:x="18.778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2" draw:style-name="gr121" draw:text-style-name="P3" draw:layer="layout" svg:width="0.562cm" svg:height="0.562cm" svg:x="19.34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3" draw:style-name="gr122" draw:text-style-name="P3" draw:layer="layout" svg:width="0.562cm" svg:height="0.562cm" svg:x="19.903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4" draw:style-name="gr123" draw:text-style-name="P3" draw:layer="layout" svg:width="0.562cm" svg:height="0.562cm" svg:x="17.653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5" draw:style-name="gr124" draw:text-style-name="P3" draw:layer="layout" svg:width="0.562cm" svg:height="0.562cm" svg:x="17.09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6" draw:style-name="gr125" draw:text-style-name="P3" draw:layer="layout" svg:width="0.562cm" svg:height="0.562cm" svg:x="20.465cm" svg:y="9.1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57">
          <draw:custom-shape draw:name="Rechteck 558" draw:style-name="gr26" draw:text-style-name="P4" draw:layer="layout" svg:width="0.562cm" svg:height="0.562cm" svg:x="20.465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9" draw:style-name="gr26" draw:text-style-name="P4" draw:layer="layout" svg:width="0.562cm" svg:height="0.562cm" svg:x="19.903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0" draw:style-name="gr26" draw:text-style-name="P4" draw:layer="layout" svg:width="0.562cm" svg:height="0.562cm" svg:x="20.465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1" draw:style-name="gr26" draw:text-style-name="P4" draw:layer="layout" svg:width="0.562cm" svg:height="0.562cm" svg:x="19.903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2" draw:style-name="gr26" draw:text-style-name="P4" draw:layer="layout" svg:width="0.562cm" svg:height="0.562cm" svg:x="20.465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3" draw:style-name="gr26" draw:text-style-name="P4" draw:layer="layout" svg:width="0.562cm" svg:height="0.562cm" svg:x="19.903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4" draw:style-name="gr26" draw:text-style-name="P4" draw:layer="layout" svg:width="0.562cm" svg:height="0.562cm" svg:x="19.34cm" svg:y="11.9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5" draw:style-name="gr26" draw:text-style-name="P4" draw:layer="layout" svg:width="0.562cm" svg:height="0.562cm" svg:x="19.34cm" svg:y="11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6" draw:style-name="gr26" draw:text-style-name="P4" draw:layer="layout" svg:width="0.562cm" svg:height="0.562cm" svg:x="19.34cm" svg:y="12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568" draw:style-name="gr27" draw:text-style-name="P5" draw:layer="layout" svg:width="0.562cm" svg:height="0.562cm" svg:x="23.54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9" draw:style-name="gr27" draw:text-style-name="P5" draw:layer="layout" svg:width="0.562cm" svg:height="0.562cm" svg:x="22.978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0" draw:style-name="gr27" draw:text-style-name="P5" draw:layer="layout" svg:width="0.562cm" svg:height="0.562cm" svg:x="23.54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1" draw:style-name="gr27" draw:text-style-name="P5" draw:layer="layout" svg:width="0.562cm" svg:height="0.562cm" svg:x="22.978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2" draw:style-name="gr27" draw:text-style-name="P5" draw:layer="layout" svg:width="0.562cm" svg:height="0.562cm" svg:x="22.415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3" draw:style-name="gr27" draw:text-style-name="P5" draw:layer="layout" svg:width="0.562cm" svg:height="0.562cm" svg:x="21.853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4" draw:style-name="gr27" draw:text-style-name="P5" draw:layer="layout" svg:width="0.562cm" svg:height="0.562cm" svg:x="22.415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5" draw:style-name="gr27" draw:text-style-name="P5" draw:layer="layout" svg:width="0.562cm" svg:height="0.562cm" svg:x="21.853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6" draw:style-name="gr27" draw:text-style-name="P5" draw:layer="layout" svg:width="0.562cm" svg:height="0.562cm" svg:x="22.415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7" draw:style-name="gr27" draw:text-style-name="P5" draw:layer="layout" svg:width="0.562cm" svg:height="0.562cm" svg:x="21.853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8" draw:style-name="gr27" draw:text-style-name="P5" draw:layer="layout" svg:width="0.562cm" svg:height="0.562cm" svg:x="22.415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9" draw:style-name="gr27" draw:text-style-name="P5" draw:layer="layout" svg:width="0.562cm" svg:height="0.562cm" svg:x="21.853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0" draw:style-name="gr27" draw:text-style-name="P5" draw:layer="layout" svg:width="0.562cm" svg:height="0.562cm" svg:x="23.54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1" draw:style-name="gr27" draw:text-style-name="P5" draw:layer="layout" svg:width="0.562cm" svg:height="0.562cm" svg:x="22.978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2" draw:style-name="gr27" draw:text-style-name="P5" draw:layer="layout" svg:width="0.562cm" svg:height="0.562cm" svg:x="23.54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3" draw:style-name="gr27" draw:text-style-name="P5" draw:layer="layout" svg:width="0.562cm" svg:height="0.562cm" svg:x="22.978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4" draw:style-name="gr27" draw:text-style-name="P5" draw:layer="layout" svg:width="0.562cm" svg:height="0.562cm" svg:x="21.29cm" svg:y="10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5" draw:style-name="gr27" draw:text-style-name="P5" draw:layer="layout" svg:width="0.562cm" svg:height="0.562cm" svg:x="21.29cm" svg:y="9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6" draw:style-name="gr27" draw:text-style-name="P5" draw:layer="layout" svg:width="0.562cm" svg:height="0.562cm" svg:x="21.29cm" svg:y="11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7" draw:style-name="gr27" draw:text-style-name="P5" draw:layer="layout" svg:width="0.562cm" svg:height="0.562cm" svg:x="21.29cm" svg:y="10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8" draw:style-name="gr27" draw:text-style-name="P5" draw:layer="layout" svg:width="0.562cm" svg:height="0.562cm" svg:x="21.853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9" draw:style-name="gr27" draw:text-style-name="P5" draw:layer="layout" svg:width="0.562cm" svg:height="0.562cm" svg:x="22.415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0" draw:style-name="gr27" draw:text-style-name="P5" draw:layer="layout" svg:width="0.562cm" svg:height="0.562cm" svg:x="22.978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1" draw:style-name="gr28" draw:text-style-name="P6" draw:layer="layout" svg:width="0.562cm" svg:height="0.562cm" svg:x="23.54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2" draw:style-name="gr27" draw:text-style-name="P5" draw:layer="layout" svg:width="0.562cm" svg:height="0.562cm" svg:x="21.29cm" svg:y="11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94" draw:style-name="gr77" draw:text-style-name="P7" draw:layer="layout" svg:x1="19.1cm" svg:y1="5.724cm" svg:x2="19.1cm" svg:y2="8.924cm">
          <text:p/>
        </draw:line>
        <draw:g draw:name="Gruppieren 595">
          <draw:custom-shape draw:name="Rechteck 596" draw:style-name="gr26" draw:text-style-name="P4" draw:layer="layout" svg:width="0.562cm" svg:height="0.562cm" svg:x="20.465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97" draw:style-name="gr26" draw:text-style-name="P4" draw:layer="layout" svg:width="0.562cm" svg:height="0.562cm" svg:x="19.903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98" draw:style-name="gr26" draw:text-style-name="P4" draw:layer="layout" svg:width="0.562cm" svg:height="0.562cm" svg:x="20.465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99" draw:style-name="gr26" draw:text-style-name="P4" draw:layer="layout" svg:width="0.562cm" svg:height="0.562cm" svg:x="19.903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0" draw:style-name="gr26" draw:text-style-name="P4" draw:layer="layout" svg:width="0.562cm" svg:height="0.562cm" svg:x="20.465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1" draw:style-name="gr26" draw:text-style-name="P4" draw:layer="layout" svg:width="0.562cm" svg:height="0.562cm" svg:x="19.903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2" draw:style-name="gr26" draw:text-style-name="P4" draw:layer="layout" svg:width="0.562cm" svg:height="0.562cm" svg:x="19.34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3" draw:style-name="gr26" draw:text-style-name="P4" draw:layer="layout" svg:width="0.562cm" svg:height="0.562cm" svg:x="19.34cm" svg:y="1.5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4" draw:style-name="gr26" draw:text-style-name="P4" draw:layer="layout" svg:width="0.562cm" svg:height="0.562cm" svg:x="19.34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Rechteck 14_1" draw:style-name="gr127" draw:text-style-name="P1" draw:layer="layout" svg:width="0.562cm" svg:height="0.562cm" svg:x="3.912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3_1" draw:style-name="gr127" draw:text-style-name="P1" draw:layer="layout" svg:width="0.562cm" svg:height="0.562cm" svg:x="3.349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_1" draw:style-name="gr127" draw:text-style-name="P1" draw:layer="layout" svg:width="0.562cm" svg:height="0.562cm" svg:x="3.912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" draw:style-name="gr127" draw:text-style-name="P1" draw:layer="layout" svg:width="0.562cm" svg:height="0.562cm" svg:x="3.349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_1" draw:style-name="gr127" draw:text-style-name="P1" draw:layer="layout" svg:width="0.562cm" svg:height="0.562cm" svg:x="2.786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_1" draw:style-name="gr127" draw:text-style-name="P1" draw:layer="layout" svg:width="0.562cm" svg:height="0.562cm" svg:x="2.224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_1" draw:style-name="gr127" draw:text-style-name="P1" draw:layer="layout" svg:width="0.562cm" svg:height="0.562cm" svg:x="2.786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_1" draw:style-name="gr127" draw:text-style-name="P1" draw:layer="layout" svg:width="0.562cm" svg:height="0.562cm" svg:x="2.224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_1" draw:style-name="gr127" draw:text-style-name="P1" draw:layer="layout" svg:width="0.562cm" svg:height="0.562cm" svg:x="2.786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_1" draw:style-name="gr127" draw:text-style-name="P1" draw:layer="layout" svg:width="0.562cm" svg:height="0.562cm" svg:x="2.224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_1" draw:style-name="gr127" draw:text-style-name="P1" draw:layer="layout" svg:width="0.562cm" svg:height="0.562cm" svg:x="2.786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1_1" draw:style-name="gr127" draw:text-style-name="P1" draw:layer="layout" svg:width="0.562cm" svg:height="0.562cm" svg:x="2.224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_1" draw:style-name="gr127" draw:text-style-name="P1" draw:layer="layout" svg:width="0.562cm" svg:height="0.562cm" svg:x="3.912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3_1" draw:style-name="gr127" draw:text-style-name="P1" draw:layer="layout" svg:width="0.562cm" svg:height="0.562cm" svg:x="3.349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4_1" draw:style-name="gr127" draw:text-style-name="P1" draw:layer="layout" svg:width="0.562cm" svg:height="0.562cm" svg:x="3.912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_1" draw:style-name="gr127" draw:text-style-name="P1" draw:layer="layout" svg:width="0.562cm" svg:height="0.562cm" svg:x="3.349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6_1" draw:style-name="gr127" draw:text-style-name="P1" draw:layer="layout" svg:width="0.562cm" svg:height="0.562cm" svg:x="1.661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_1" draw:style-name="gr127" draw:text-style-name="P1" draw:layer="layout" svg:width="0.562cm" svg:height="0.562cm" svg:x="1.661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_1" draw:style-name="gr127" draw:text-style-name="P1" draw:layer="layout" svg:width="0.562cm" svg:height="0.562cm" svg:x="1.661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_1" draw:style-name="gr127" draw:text-style-name="P1" draw:layer="layout" svg:width="0.562cm" svg:height="0.562cm" svg:x="1.661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_1" draw:style-name="gr127" draw:text-style-name="P1" draw:layer="layout" svg:width="0.562cm" svg:height="0.562cm" svg:x="2.224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_1" draw:style-name="gr127" draw:text-style-name="P1" draw:layer="layout" svg:width="0.562cm" svg:height="0.562cm" svg:x="2.786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_1" draw:style-name="gr127" draw:text-style-name="P1" draw:layer="layout" svg:width="0.562cm" svg:height="0.562cm" svg:x="3.349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_1" draw:style-name="gr127" draw:text-style-name="P1" draw:layer="layout" svg:width="0.562cm" svg:height="0.562cm" svg:x="3.912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_1" draw:style-name="gr127" draw:text-style-name="P1" draw:layer="layout" svg:width="0.562cm" svg:height="0.562cm" svg:x="1.661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9_1" draw:style-name="gr128" draw:text-style-name="P4" draw:layer="layout" svg:width="0.562cm" svg:height="0.562cm" svg:x="2.261cm" svg:y="2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_1" draw:style-name="gr128" draw:text-style-name="P4" draw:layer="layout" svg:width="0.562cm" svg:height="0.562cm" svg:x="2.261cm" svg:y="2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0_1" draw:style-name="gr128" draw:text-style-name="P4" draw:layer="layout" svg:width="0.562cm" svg:height="0.562cm" svg:x="1.699cm" svg:y="2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1_1" draw:style-name="gr128" draw:text-style-name="P4" draw:layer="layout" svg:width="0.562cm" svg:height="0.562cm" svg:x="1.699cm" svg:y="2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6" draw:style-name="gr27" draw:text-style-name="P5" draw:layer="layout" svg:width="0.562cm" svg:height="0.562cm" svg:x="6.987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5" draw:style-name="gr27" draw:text-style-name="P5" draw:layer="layout" svg:width="0.562cm" svg:height="0.562cm" svg:x="6.987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7" draw:style-name="gr27" draw:text-style-name="P5" draw:layer="layout" svg:width="0.562cm" svg:height="0.562cm" svg:x="6.424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8" draw:style-name="gr27" draw:text-style-name="P5" draw:layer="layout" svg:width="0.562cm" svg:height="0.562cm" svg:x="5.862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8" draw:style-name="gr27" draw:text-style-name="P5" draw:layer="layout" svg:width="0.562cm" svg:height="0.562cm" svg:x="6.424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7" draw:style-name="gr27" draw:text-style-name="P5" draw:layer="layout" svg:width="0.562cm" svg:height="0.562cm" svg:x="5.862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8" draw:style-name="gr27" draw:text-style-name="P5" draw:layer="layout" svg:width="0.562cm" svg:height="0.562cm" svg:x="6.424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6" draw:style-name="gr27" draw:text-style-name="P5" draw:layer="layout" svg:width="0.562cm" svg:height="0.562cm" svg:x="5.862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6" draw:style-name="gr27" draw:text-style-name="P5" draw:layer="layout" svg:width="0.562cm" svg:height="0.562cm" svg:x="6.424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8" draw:style-name="gr27" draw:text-style-name="P5" draw:layer="layout" svg:width="0.562cm" svg:height="0.562cm" svg:x="5.862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6" draw:style-name="gr27" draw:text-style-name="P5" draw:layer="layout" svg:width="0.562cm" svg:height="0.562cm" svg:x="6.987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6" draw:style-name="gr27" draw:text-style-name="P5" draw:layer="layout" svg:width="0.562cm" svg:height="0.562cm" svg:x="6.987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7" draw:style-name="gr27" draw:text-style-name="P5" draw:layer="layout" svg:width="0.562cm" svg:height="0.562cm" svg:x="5.299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7" draw:style-name="gr28" draw:text-style-name="P6" draw:layer="layout" svg:width="0.562cm" svg:height="0.562cm" svg:x="5.299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5" draw:style-name="gr27" draw:text-style-name="P5" draw:layer="layout" svg:width="0.562cm" svg:height="0.562cm" svg:x="5.299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7" draw:style-name="gr27" draw:text-style-name="P5" draw:layer="layout" svg:width="0.562cm" svg:height="0.562cm" svg:x="5.299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0_1" draw:style-name="gr127" draw:text-style-name="P1" draw:layer="layout" svg:width="0.562cm" svg:height="0.562cm" svg:x="11.3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1_1" draw:style-name="gr127" draw:text-style-name="P1" draw:layer="layout" svg:width="0.562cm" svg:height="0.562cm" svg:x="10.737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2_1" draw:style-name="gr127" draw:text-style-name="P1" draw:layer="layout" svg:width="0.562cm" svg:height="0.562cm" svg:x="11.3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3_1" draw:style-name="gr127" draw:text-style-name="P1" draw:layer="layout" svg:width="0.562cm" svg:height="0.562cm" svg:x="10.737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4_1" draw:style-name="gr127" draw:text-style-name="P1" draw:layer="layout" svg:width="0.562cm" svg:height="0.562cm" svg:x="10.175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5_1" draw:style-name="gr127" draw:text-style-name="P1" draw:layer="layout" svg:width="0.562cm" svg:height="0.562cm" svg:x="9.612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6_1" draw:style-name="gr127" draw:text-style-name="P1" draw:layer="layout" svg:width="0.562cm" svg:height="0.562cm" svg:x="10.175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7_1" draw:style-name="gr127" draw:text-style-name="P1" draw:layer="layout" svg:width="0.562cm" svg:height="0.562cm" svg:x="9.612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8_1" draw:style-name="gr127" draw:text-style-name="P1" draw:layer="layout" svg:width="0.562cm" svg:height="0.562cm" svg:x="10.175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9_1" draw:style-name="gr127" draw:text-style-name="P1" draw:layer="layout" svg:width="0.562cm" svg:height="0.562cm" svg:x="9.612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0_1" draw:style-name="gr127" draw:text-style-name="P1" draw:layer="layout" svg:width="0.562cm" svg:height="0.562cm" svg:x="10.175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1_1" draw:style-name="gr127" draw:text-style-name="P1" draw:layer="layout" svg:width="0.562cm" svg:height="0.562cm" svg:x="9.612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2_1" draw:style-name="gr127" draw:text-style-name="P1" draw:layer="layout" svg:width="0.562cm" svg:height="0.562cm" svg:x="11.3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3_1" draw:style-name="gr127" draw:text-style-name="P1" draw:layer="layout" svg:width="0.562cm" svg:height="0.562cm" svg:x="10.737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4_1" draw:style-name="gr127" draw:text-style-name="P1" draw:layer="layout" svg:width="0.562cm" svg:height="0.562cm" svg:x="11.3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5_1" draw:style-name="gr127" draw:text-style-name="P1" draw:layer="layout" svg:width="0.562cm" svg:height="0.562cm" svg:x="10.737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6_1" draw:style-name="gr127" draw:text-style-name="P1" draw:layer="layout" svg:width="0.562cm" svg:height="0.562cm" svg:x="9.05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7_1" draw:style-name="gr127" draw:text-style-name="P1" draw:layer="layout" svg:width="0.562cm" svg:height="0.562cm" svg:x="9.05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8_1" draw:style-name="gr127" draw:text-style-name="P1" draw:layer="layout" svg:width="0.562cm" svg:height="0.562cm" svg:x="9.05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9_1" draw:style-name="gr127" draw:text-style-name="P1" draw:layer="layout" svg:width="0.562cm" svg:height="0.562cm" svg:x="9.05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0_1" draw:style-name="gr127" draw:text-style-name="P1" draw:layer="layout" svg:width="0.562cm" svg:height="0.562cm" svg:x="9.612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1_1" draw:style-name="gr127" draw:text-style-name="P1" draw:layer="layout" svg:width="0.562cm" svg:height="0.562cm" svg:x="10.175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2_1" draw:style-name="gr127" draw:text-style-name="P1" draw:layer="layout" svg:width="0.562cm" svg:height="0.562cm" svg:x="10.737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3_1" draw:style-name="gr127" draw:text-style-name="P1" draw:layer="layout" svg:width="0.562cm" svg:height="0.562cm" svg:x="11.3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4_1" draw:style-name="gr127" draw:text-style-name="P1" draw:layer="layout" svg:width="0.562cm" svg:height="0.562cm" svg:x="9.05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1_1" draw:style-name="gr128" draw:text-style-name="P4" draw:layer="layout" svg:width="0.562cm" svg:height="0.562cm" svg:x="9.613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2_1" draw:style-name="gr128" draw:text-style-name="P4" draw:layer="layout" svg:width="0.562cm" svg:height="0.562cm" svg:x="10.175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4_1" draw:style-name="gr128" draw:text-style-name="P4" draw:layer="layout" svg:width="0.562cm" svg:height="0.562cm" svg:x="10.175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5_1" draw:style-name="gr128" draw:text-style-name="P4" draw:layer="layout" svg:width="0.562cm" svg:height="0.562cm" svg:x="9.613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6_1" draw:style-name="gr127" draw:text-style-name="P1" draw:layer="layout" svg:width="0.562cm" svg:height="0.562cm" svg:x="9.05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8_1" draw:style-name="gr127" draw:text-style-name="P1" draw:layer="layout" svg:width="0.562cm" svg:height="0.562cm" svg:x="9.05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1_1" draw:style-name="gr27" draw:text-style-name="P5" draw:layer="layout" svg:width="0.562cm" svg:height="0.562cm" svg:x="14.375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3_1" draw:style-name="gr27" draw:text-style-name="P5" draw:layer="layout" svg:width="0.562cm" svg:height="0.562cm" svg:x="14.375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4_1" draw:style-name="gr27" draw:text-style-name="P5" draw:layer="layout" svg:width="0.562cm" svg:height="0.562cm" svg:x="13.813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5_1" draw:style-name="gr27" draw:text-style-name="P5" draw:layer="layout" svg:width="0.562cm" svg:height="0.562cm" svg:x="13.25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6_1" draw:style-name="gr27" draw:text-style-name="P5" draw:layer="layout" svg:width="0.562cm" svg:height="0.562cm" svg:x="13.813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7_1" draw:style-name="gr28" draw:text-style-name="P6" draw:layer="layout" svg:width="0.562cm" svg:height="0.562cm" svg:x="13.25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8_1" draw:style-name="gr27" draw:text-style-name="P5" draw:layer="layout" svg:width="0.562cm" svg:height="0.562cm" svg:x="13.813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9_1" draw:style-name="gr27" draw:text-style-name="P5" draw:layer="layout" svg:width="0.562cm" svg:height="0.562cm" svg:x="13.25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0_1" draw:style-name="gr27" draw:text-style-name="P5" draw:layer="layout" svg:width="0.562cm" svg:height="0.562cm" svg:x="13.813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1_1" draw:style-name="gr27" draw:text-style-name="P5" draw:layer="layout" svg:width="0.562cm" svg:height="0.562cm" svg:x="13.25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3_1" draw:style-name="gr27" draw:text-style-name="P5" draw:layer="layout" svg:width="0.562cm" svg:height="0.562cm" svg:x="14.375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5_1" draw:style-name="gr27" draw:text-style-name="P5" draw:layer="layout" svg:width="0.562cm" svg:height="0.562cm" svg:x="14.375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6_1" draw:style-name="gr27" draw:text-style-name="P5" draw:layer="layout" svg:width="0.562cm" svg:height="0.562cm" svg:x="12.688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7_1" draw:style-name="gr27" draw:text-style-name="P5" draw:layer="layout" svg:width="0.562cm" svg:height="0.562cm" svg:x="12.688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8_1" draw:style-name="gr27" draw:text-style-name="P5" draw:layer="layout" svg:width="0.562cm" svg:height="0.562cm" svg:x="12.688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9_1" draw:style-name="gr27" draw:text-style-name="P5" draw:layer="layout" svg:width="0.562cm" svg:height="0.562cm" svg:x="12.688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6_1" draw:style-name="gr127" draw:text-style-name="P1" draw:layer="layout" svg:width="0.562cm" svg:height="0.562cm" svg:x="19.901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7_1" draw:style-name="gr127" draw:text-style-name="P1" draw:layer="layout" svg:width="0.562cm" svg:height="0.562cm" svg:x="19.338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8_1" draw:style-name="gr127" draw:text-style-name="P1" draw:layer="layout" svg:width="0.562cm" svg:height="0.562cm" svg:x="19.901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9_1" draw:style-name="gr127" draw:text-style-name="P1" draw:layer="layout" svg:width="0.562cm" svg:height="0.562cm" svg:x="19.338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0_1" draw:style-name="gr127" draw:text-style-name="P1" draw:layer="layout" svg:width="0.562cm" svg:height="0.562cm" svg:x="18.776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1_1" draw:style-name="gr127" draw:text-style-name="P1" draw:layer="layout" svg:width="0.562cm" svg:height="0.562cm" svg:x="18.213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2_1" draw:style-name="gr127" draw:text-style-name="P1" draw:layer="layout" svg:width="0.562cm" svg:height="0.562cm" svg:x="18.776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3_1" draw:style-name="gr127" draw:text-style-name="P1" draw:layer="layout" svg:width="0.562cm" svg:height="0.562cm" svg:x="18.213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4_1" draw:style-name="gr127" draw:text-style-name="P1" draw:layer="layout" svg:width="0.562cm" svg:height="0.562cm" svg:x="18.776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5_1" draw:style-name="gr127" draw:text-style-name="P1" draw:layer="layout" svg:width="0.562cm" svg:height="0.562cm" svg:x="18.213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6_1" draw:style-name="gr127" draw:text-style-name="P1" draw:layer="layout" svg:width="0.562cm" svg:height="0.562cm" svg:x="18.776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7_1" draw:style-name="gr127" draw:text-style-name="P1" draw:layer="layout" svg:width="0.562cm" svg:height="0.562cm" svg:x="18.213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8_1" draw:style-name="gr127" draw:text-style-name="P1" draw:layer="layout" svg:width="0.562cm" svg:height="0.562cm" svg:x="19.901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9_1" draw:style-name="gr127" draw:text-style-name="P1" draw:layer="layout" svg:width="0.562cm" svg:height="0.562cm" svg:x="19.338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_1" draw:style-name="gr127" draw:text-style-name="P1" draw:layer="layout" svg:width="0.562cm" svg:height="0.562cm" svg:x="19.901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1_1" draw:style-name="gr127" draw:text-style-name="P1" draw:layer="layout" svg:width="0.562cm" svg:height="0.562cm" svg:x="19.338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2_1" draw:style-name="gr127" draw:text-style-name="P1" draw:layer="layout" svg:width="0.562cm" svg:height="0.562cm" svg:x="17.651cm" svg:y="2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_1" draw:style-name="gr127" draw:text-style-name="P1" draw:layer="layout" svg:width="0.562cm" svg:height="0.562cm" svg:x="17.651cm" svg:y="2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_1" draw:style-name="gr127" draw:text-style-name="P1" draw:layer="layout" svg:width="0.562cm" svg:height="0.562cm" svg:x="17.651cm" svg:y="3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5_1" draw:style-name="gr127" draw:text-style-name="P1" draw:layer="layout" svg:width="0.562cm" svg:height="0.562cm" svg:x="17.651cm" svg:y="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6_1" draw:style-name="gr127" draw:text-style-name="P1" draw:layer="layout" svg:width="0.562cm" svg:height="0.562cm" svg:x="18.213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7_1" draw:style-name="gr127" draw:text-style-name="P1" draw:layer="layout" svg:width="0.562cm" svg:height="0.562cm" svg:x="18.776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8_1" draw:style-name="gr127" draw:text-style-name="P1" draw:layer="layout" svg:width="0.562cm" svg:height="0.562cm" svg:x="19.338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9_1" draw:style-name="gr127" draw:text-style-name="P1" draw:layer="layout" svg:width="0.562cm" svg:height="0.562cm" svg:x="19.901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0_1" draw:style-name="gr127" draw:text-style-name="P1" draw:layer="layout" svg:width="0.562cm" svg:height="0.562cm" svg:x="17.651cm" svg:y="4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6_1" draw:style-name="gr28" draw:text-style-name="P6" draw:layer="layout" svg:width="0.562cm" svg:height="0.562cm" svg:x="23.039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7_1" draw:style-name="gr27" draw:text-style-name="P5" draw:layer="layout" svg:width="0.562cm" svg:height="0.562cm" svg:x="22.476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8_1" draw:style-name="gr27" draw:text-style-name="P5" draw:layer="layout" svg:width="0.562cm" svg:height="0.562cm" svg:x="23.039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9_1" draw:style-name="gr27" draw:text-style-name="P5" draw:layer="layout" svg:width="0.562cm" svg:height="0.562cm" svg:x="22.476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0_1" draw:style-name="gr27" draw:text-style-name="P5" draw:layer="layout" svg:width="0.562cm" svg:height="0.562cm" svg:x="21.914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1_1" draw:style-name="gr27" draw:text-style-name="P5" draw:layer="layout" svg:width="0.562cm" svg:height="0.562cm" svg:x="21.351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2_1" draw:style-name="gr27" draw:text-style-name="P5" draw:layer="layout" svg:width="0.562cm" svg:height="0.562cm" svg:x="21.914cm" svg:y="2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3_1" draw:style-name="gr27" draw:text-style-name="P5" draw:layer="layout" svg:width="0.562cm" svg:height="0.562cm" svg:x="21.351cm" svg:y="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4_1" draw:style-name="gr27" draw:text-style-name="P5" draw:layer="layout" svg:width="0.562cm" svg:height="0.562cm" svg:x="21.914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5_1" draw:style-name="gr27" draw:text-style-name="P5" draw:layer="layout" svg:width="0.562cm" svg:height="0.562cm" svg:x="21.351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6_1" draw:style-name="gr27" draw:text-style-name="P5" draw:layer="layout" svg:width="0.562cm" svg:height="0.562cm" svg:x="21.914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7_1" draw:style-name="gr27" draw:text-style-name="P5" draw:layer="layout" svg:width="0.562cm" svg:height="0.562cm" svg:x="21.351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8_1" draw:style-name="gr27" draw:text-style-name="P5" draw:layer="layout" svg:width="0.562cm" svg:height="0.562cm" svg:x="23.039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99_1" draw:style-name="gr27" draw:text-style-name="P5" draw:layer="layout" svg:width="0.562cm" svg:height="0.562cm" svg:x="22.476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0_1" draw:style-name="gr27" draw:text-style-name="P5" draw:layer="layout" svg:width="0.562cm" svg:height="0.562cm" svg:x="23.039cm" svg:y="3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1_1" draw:style-name="gr27" draw:text-style-name="P5" draw:layer="layout" svg:width="0.562cm" svg:height="0.562cm" svg:x="22.476cm" svg:y="3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12_1" draw:style-name="gr77" draw:text-style-name="P7" draw:layer="layout" svg:x1="15.7cm" svg:y1="3.524cm" svg:x2="16.9cm" svg:y2="3.524cm">
          <text:p/>
        </draw:line>
        <draw:line draw:name="Gerade Verbindung 414_1" draw:style-name="gr77" draw:text-style-name="P7" draw:layer="layout" svg:x1="3.098cm" svg:y1="5.724cm" svg:x2="3.098cm" svg:y2="8.924cm">
          <text:p/>
        </draw:line>
        <draw:g draw:name="Gruppieren 418_1">
          <draw:custom-shape draw:name="Rechteck 419_1" draw:style-name="gr127" draw:text-style-name="P1" draw:layer="layout" svg:width="0.562cm" svg:height="0.562cm" svg:x="3.912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0_1" draw:style-name="gr127" draw:text-style-name="P1" draw:layer="layout" svg:width="0.562cm" svg:height="0.562cm" svg:x="3.349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1_1" draw:style-name="gr127" draw:text-style-name="P1" draw:layer="layout" svg:width="0.562cm" svg:height="0.562cm" svg:x="3.912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2_1" draw:style-name="gr127" draw:text-style-name="P1" draw:layer="layout" svg:width="0.562cm" svg:height="0.562cm" svg:x="3.349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3_1" draw:style-name="gr127" draw:text-style-name="P1" draw:layer="layout" svg:width="0.562cm" svg:height="0.562cm" svg:x="2.786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4_1" draw:style-name="gr127" draw:text-style-name="P1" draw:layer="layout" svg:width="0.562cm" svg:height="0.562cm" svg:x="2.224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5_1" draw:style-name="gr127" draw:text-style-name="P1" draw:layer="layout" svg:width="0.562cm" svg:height="0.562cm" svg:x="2.786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6_1" draw:style-name="gr127" draw:text-style-name="P1" draw:layer="layout" svg:width="0.562cm" svg:height="0.562cm" svg:x="2.224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7_1" draw:style-name="gr127" draw:text-style-name="P1" draw:layer="layout" svg:width="0.562cm" svg:height="0.562cm" svg:x="2.786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8_1" draw:style-name="gr127" draw:text-style-name="P1" draw:layer="layout" svg:width="0.562cm" svg:height="0.562cm" svg:x="2.224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9_1" draw:style-name="gr127" draw:text-style-name="P1" draw:layer="layout" svg:width="0.562cm" svg:height="0.562cm" svg:x="2.786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0_1" draw:style-name="gr127" draw:text-style-name="P1" draw:layer="layout" svg:width="0.562cm" svg:height="0.562cm" svg:x="2.224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1_1" draw:style-name="gr127" draw:text-style-name="P1" draw:layer="layout" svg:width="0.562cm" svg:height="0.562cm" svg:x="3.912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2_1" draw:style-name="gr127" draw:text-style-name="P1" draw:layer="layout" svg:width="0.562cm" svg:height="0.562cm" svg:x="3.349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3_1" draw:style-name="gr127" draw:text-style-name="P1" draw:layer="layout" svg:width="0.562cm" svg:height="0.562cm" svg:x="3.912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4_1" draw:style-name="gr127" draw:text-style-name="P1" draw:layer="layout" svg:width="0.562cm" svg:height="0.562cm" svg:x="3.349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5_1" draw:style-name="gr127" draw:text-style-name="P1" draw:layer="layout" svg:width="0.562cm" svg:height="0.562cm" svg:x="1.661cm" svg:y="10.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6_1" draw:style-name="gr127" draw:text-style-name="P1" draw:layer="layout" svg:width="0.562cm" svg:height="0.562cm" svg:x="1.661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7_1" draw:style-name="gr127" draw:text-style-name="P1" draw:layer="layout" svg:width="0.562cm" svg:height="0.562cm" svg:x="1.661cm" svg:y="11.3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8_1" draw:style-name="gr127" draw:text-style-name="P1" draw:layer="layout" svg:width="0.562cm" svg:height="0.562cm" svg:x="1.661cm" svg:y="10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9_1" draw:style-name="gr127" draw:text-style-name="P1" draw:layer="layout" svg:width="0.562cm" svg:height="0.562cm" svg:x="2.224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0_1" draw:style-name="gr127" draw:text-style-name="P1" draw:layer="layout" svg:width="0.562cm" svg:height="0.562cm" svg:x="2.786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1_1" draw:style-name="gr127" draw:text-style-name="P1" draw:layer="layout" svg:width="0.562cm" svg:height="0.562cm" svg:x="3.349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2_1" draw:style-name="gr127" draw:text-style-name="P1" draw:layer="layout" svg:width="0.562cm" svg:height="0.562cm" svg:x="3.912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3_1" draw:style-name="gr127" draw:text-style-name="P1" draw:layer="layout" svg:width="0.562cm" svg:height="0.562cm" svg:x="1.661cm" svg:y="11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480_1" draw:style-name="gr27" draw:text-style-name="P5" draw:layer="layout" svg:width="0.562cm" svg:height="0.562cm" svg:x="6.987cm" svg:y="9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4_1" draw:style-name="gr27" draw:text-style-name="P5" draw:layer="layout" svg:width="0.562cm" svg:height="0.562cm" svg:x="5.862cm" svg:y="9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5_1" draw:style-name="gr27" draw:text-style-name="P5" draw:layer="layout" svg:width="0.562cm" svg:height="0.562cm" svg:x="6.424cm" svg:y="9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7_1" draw:style-name="gr27" draw:text-style-name="P5" draw:layer="layout" svg:width="0.562cm" svg:height="0.562cm" svg:x="6.424cm" svg:y="10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8_1" draw:style-name="gr27" draw:text-style-name="P5" draw:layer="layout" svg:width="0.562cm" svg:height="0.562cm" svg:x="5.862cm" svg:y="11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9_1" draw:style-name="gr27" draw:text-style-name="P5" draw:layer="layout" svg:width="0.562cm" svg:height="0.562cm" svg:x="6.424cm" svg:y="11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0_1" draw:style-name="gr27" draw:text-style-name="P5" draw:layer="layout" svg:width="0.562cm" svg:height="0.562cm" svg:x="5.862cm" svg:y="10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2_1" draw:style-name="gr27" draw:text-style-name="P5" draw:layer="layout" svg:width="0.562cm" svg:height="0.562cm" svg:x="6.987cm" svg:y="11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4_1" draw:style-name="gr27" draw:text-style-name="P5" draw:layer="layout" svg:width="0.562cm" svg:height="0.562cm" svg:x="6.987cm" svg:y="10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5_1" draw:style-name="gr27" draw:text-style-name="P5" draw:layer="layout" svg:width="0.562cm" svg:height="0.562cm" svg:x="5.299cm" svg:y="9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7_1" draw:style-name="gr27" draw:text-style-name="P5" draw:layer="layout" svg:width="0.562cm" svg:height="0.562cm" svg:x="5.299cm" svg:y="11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8_1" draw:style-name="gr27" draw:text-style-name="P5" draw:layer="layout" svg:width="0.562cm" svg:height="0.562cm" svg:x="5.299cm" svg:y="10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9_1" draw:style-name="gr27" draw:text-style-name="P5" draw:layer="layout" svg:width="0.562cm" svg:height="0.562cm" svg:x="5.862cm" svg:y="11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0_1" draw:style-name="gr27" draw:text-style-name="P5" draw:layer="layout" svg:width="0.562cm" svg:height="0.562cm" svg:x="6.424cm" svg:y="11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1_1" draw:style-name="gr27" draw:text-style-name="P5" draw:layer="layout" svg:width="0.562cm" svg:height="0.562cm" svg:x="6.987cm" svg:y="11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3_1" draw:style-name="gr28" draw:text-style-name="P6" draw:layer="layout" svg:width="0.562cm" svg:height="0.562cm" svg:x="5.299cm" svg:y="11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5_1" draw:style-name="gr77" draw:text-style-name="P7" draw:layer="layout" svg:x1="8.299cm" svg:y1="11.125cm" svg:x2="16.9cm" svg:y2="11.125cm">
          <text:p/>
        </draw:line>
        <draw:custom-shape draw:name="Rechteck 508_1" draw:style-name="gr127" draw:text-style-name="P1" draw:layer="layout" svg:width="0.562cm" svg:height="0.562cm" svg:x="19.903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9_1" draw:style-name="gr127" draw:text-style-name="P1" draw:layer="layout" svg:width="0.562cm" svg:height="0.562cm" svg:x="19.34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0_1" draw:style-name="gr127" draw:text-style-name="P1" draw:layer="layout" svg:width="0.562cm" svg:height="0.562cm" svg:x="19.903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1_1" draw:style-name="gr127" draw:text-style-name="P1" draw:layer="layout" svg:width="0.562cm" svg:height="0.562cm" svg:x="19.34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2_1" draw:style-name="gr127" draw:text-style-name="P1" draw:layer="layout" svg:width="0.562cm" svg:height="0.562cm" svg:x="18.77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3_1" draw:style-name="gr127" draw:text-style-name="P1" draw:layer="layout" svg:width="0.562cm" svg:height="0.562cm" svg:x="18.215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4_1" draw:style-name="gr127" draw:text-style-name="P1" draw:layer="layout" svg:width="0.562cm" svg:height="0.562cm" svg:x="18.77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5_1" draw:style-name="gr127" draw:text-style-name="P1" draw:layer="layout" svg:width="0.562cm" svg:height="0.562cm" svg:x="18.215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6_1" draw:style-name="gr127" draw:text-style-name="P1" draw:layer="layout" svg:width="0.562cm" svg:height="0.562cm" svg:x="18.778cm" svg:y="10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7_1" draw:style-name="gr127" draw:text-style-name="P1" draw:layer="layout" svg:width="0.562cm" svg:height="0.562cm" svg:x="18.215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8_1" draw:style-name="gr127" draw:text-style-name="P1" draw:layer="layout" svg:width="0.562cm" svg:height="0.562cm" svg:x="18.778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19_1" draw:style-name="gr127" draw:text-style-name="P1" draw:layer="layout" svg:width="0.562cm" svg:height="0.562cm" svg:x="18.215cm" svg:y="10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0_1" draw:style-name="gr127" draw:text-style-name="P1" draw:layer="layout" svg:width="0.562cm" svg:height="0.562cm" svg:x="19.903cm" svg:y="10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1_1" draw:style-name="gr127" draw:text-style-name="P1" draw:layer="layout" svg:width="0.562cm" svg:height="0.562cm" svg:x="19.34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2_1" draw:style-name="gr127" draw:text-style-name="P1" draw:layer="layout" svg:width="0.562cm" svg:height="0.562cm" svg:x="19.903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3_1" draw:style-name="gr127" draw:text-style-name="P1" draw:layer="layout" svg:width="0.562cm" svg:height="0.562cm" svg:x="19.34cm" svg:y="10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4_1" draw:style-name="gr127" draw:text-style-name="P1" draw:layer="layout" svg:width="0.562cm" svg:height="0.562cm" svg:x="17.653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5_1" draw:style-name="gr127" draw:text-style-name="P1" draw:layer="layout" svg:width="0.562cm" svg:height="0.562cm" svg:x="17.653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6_1" draw:style-name="gr127" draw:text-style-name="P1" draw:layer="layout" svg:width="0.562cm" svg:height="0.562cm" svg:x="17.653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7_1" draw:style-name="gr127" draw:text-style-name="P1" draw:layer="layout" svg:width="0.562cm" svg:height="0.562cm" svg:x="17.653cm" svg:y="10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8_1" draw:style-name="gr127" draw:text-style-name="P1" draw:layer="layout" svg:width="0.562cm" svg:height="0.562cm" svg:x="18.215cm" svg:y="11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9_1" draw:style-name="gr127" draw:text-style-name="P1" draw:layer="layout" svg:width="0.562cm" svg:height="0.562cm" svg:x="18.778cm" svg:y="11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30_1" draw:style-name="gr127" draw:text-style-name="P1" draw:layer="layout" svg:width="0.562cm" svg:height="0.562cm" svg:x="19.34cm" svg:y="11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31_1" draw:style-name="gr127" draw:text-style-name="P1" draw:layer="layout" svg:width="0.562cm" svg:height="0.562cm" svg:x="19.903cm" svg:y="11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32_1" draw:style-name="gr127" draw:text-style-name="P1" draw:layer="layout" svg:width="0.562cm" svg:height="0.562cm" svg:x="17.653cm" svg:y="11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9_1" draw:style-name="gr128" draw:text-style-name="P4" draw:layer="layout" svg:width="0.562cm" svg:height="0.562cm" svg:x="19.903cm" svg:y="11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1_1" draw:style-name="gr128" draw:text-style-name="P4" draw:layer="layout" svg:width="0.562cm" svg:height="0.562cm" svg:x="19.903cm" svg:y="11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4_1" draw:style-name="gr128" draw:text-style-name="P4" draw:layer="layout" svg:width="0.562cm" svg:height="0.562cm" svg:x="19.34cm" svg:y="11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5_1" draw:style-name="gr128" draw:text-style-name="P4" draw:layer="layout" svg:width="0.562cm" svg:height="0.562cm" svg:x="19.34cm" svg:y="11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9_1" draw:style-name="gr27" draw:text-style-name="P5" draw:layer="layout" svg:width="0.562cm" svg:height="0.562cm" svg:x="22.578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0_1" draw:style-name="gr27" draw:text-style-name="P5" draw:layer="layout" svg:width="0.562cm" svg:height="0.562cm" svg:x="23.14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3_1" draw:style-name="gr27" draw:text-style-name="P5" draw:layer="layout" svg:width="0.562cm" svg:height="0.562cm" svg:x="21.453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4_1" draw:style-name="gr27" draw:text-style-name="P5" draw:layer="layout" svg:width="0.562cm" svg:height="0.562cm" svg:x="22.015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6_1" draw:style-name="gr27" draw:text-style-name="P5" draw:layer="layout" svg:width="0.562cm" svg:height="0.562cm" svg:x="22.015cm" svg:y="10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7_1" draw:style-name="gr27" draw:text-style-name="P5" draw:layer="layout" svg:width="0.562cm" svg:height="0.562cm" svg:x="21.453cm" svg:y="11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8_1" draw:style-name="gr27" draw:text-style-name="P5" draw:layer="layout" svg:width="0.562cm" svg:height="0.562cm" svg:x="22.015cm" svg:y="11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9_1" draw:style-name="gr27" draw:text-style-name="P5" draw:layer="layout" svg:width="0.562cm" svg:height="0.562cm" svg:x="21.453cm" svg:y="10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0_1" draw:style-name="gr27" draw:text-style-name="P5" draw:layer="layout" svg:width="0.562cm" svg:height="0.562cm" svg:x="23.14cm" svg:y="10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1_1" draw:style-name="gr27" draw:text-style-name="P5" draw:layer="layout" svg:width="0.562cm" svg:height="0.562cm" svg:x="22.578cm" svg:y="11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2_1" draw:style-name="gr27" draw:text-style-name="P5" draw:layer="layout" svg:width="0.562cm" svg:height="0.562cm" svg:x="23.14cm" svg:y="11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3_1" draw:style-name="gr27" draw:text-style-name="P5" draw:layer="layout" svg:width="0.562cm" svg:height="0.562cm" svg:x="22.578cm" svg:y="10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8_1" draw:style-name="gr27" draw:text-style-name="P5" draw:layer="layout" svg:width="0.562cm" svg:height="0.562cm" svg:x="21.453cm" svg:y="11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9_1" draw:style-name="gr27" draw:text-style-name="P5" draw:layer="layout" svg:width="0.562cm" svg:height="0.562cm" svg:x="22.015cm" svg:y="11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0_1" draw:style-name="gr27" draw:text-style-name="P5" draw:layer="layout" svg:width="0.562cm" svg:height="0.562cm" svg:x="22.578cm" svg:y="11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1_1" draw:style-name="gr28" draw:text-style-name="P6" draw:layer="layout" svg:width="0.562cm" svg:height="0.562cm" svg:x="23.14cm" svg:y="11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94_1" draw:style-name="gr77" draw:text-style-name="P7" draw:layer="layout" svg:x1="19.1cm" svg:y1="5.724cm" svg:x2="19.1cm" svg:y2="8.924cm">
          <text:p/>
        </draw:line>
        <draw:g draw:name="Gruppieren 595_1">
          <draw:custom-shape draw:name="Rechteck 597_1" draw:style-name="gr128" draw:text-style-name="P4" draw:layer="layout" svg:width="0.562cm" svg:height="0.562cm" svg:x="19.903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1_1" draw:style-name="gr128" draw:text-style-name="P4" draw:layer="layout" svg:width="0.562cm" svg:height="0.562cm" svg:x="19.903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2_1" draw:style-name="gr128" draw:text-style-name="P4" draw:layer="layout" svg:width="0.562cm" svg:height="0.562cm" svg:x="19.34cm" svg:y="2.0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4_1" draw:style-name="gr128" draw:text-style-name="P4" draw:layer="layout" svg:width="0.562cm" svg:height="0.562cm" svg:x="19.34cm" svg:y="2.6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326_0" draw:style-name="gr127" draw:text-style-name="P1" draw:layer="layout" svg:width="0.562cm" svg:height="0.562cm" svg:x="2.202cm" svg:y="11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7_0" draw:style-name="gr127" draw:text-style-name="P1" draw:layer="layout" svg:width="0.562cm" svg:height="0.562cm" svg:x="1.639cm" svg:y="1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8_0" draw:style-name="gr127" draw:text-style-name="P1" draw:layer="layout" svg:width="0.562cm" svg:height="0.562cm" svg:x="2.202cm" svg:y="1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9_0" draw:style-name="gr127" draw:text-style-name="P1" draw:layer="layout" svg:width="0.562cm" svg:height="0.562cm" svg:x="1.639cm" svg:y="11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95_0">
          <draw:custom-shape draw:name="Rechteck 597_0" draw:style-name="gr128" draw:text-style-name="P4" draw:layer="layout" svg:width="0.562cm" svg:height="0.562cm" svg:x="2.204cm" svg:y="11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1_0" draw:style-name="gr128" draw:text-style-name="P4" draw:layer="layout" svg:width="0.562cm" svg:height="0.562cm" svg:x="2.204cm" svg:y="11.9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2_0" draw:style-name="gr128" draw:text-style-name="P4" draw:layer="layout" svg:width="0.562cm" svg:height="0.562cm" svg:x="1.641cm" svg:y="11.3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4_0" draw:style-name="gr128" draw:text-style-name="P4" draw:layer="layout" svg:width="0.562cm" svg:height="0.562cm" svg:x="1.641cm" svg:y="11.9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custom-shape draw:name="Rechteck 182_0" draw:style-name="gr127" draw:text-style-name="P1" draw:layer="layout" svg:width="0.562cm" svg:height="0.562cm" svg:x="5.35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0" draw:style-name="gr127" draw:text-style-name="P1" draw:layer="layout" svg:width="0.562cm" svg:height="0.562cm" svg:x="4.787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0" draw:style-name="gr127" draw:text-style-name="P1" draw:layer="layout" svg:width="0.562cm" svg:height="0.562cm" svg:x="5.35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0" draw:style-name="gr127" draw:text-style-name="P1" draw:layer="layout" svg:width="0.562cm" svg:height="0.562cm" svg:x="4.787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0" draw:style-name="gr127" draw:text-style-name="P1" draw:layer="layout" svg:width="0.562cm" svg:height="0.562cm" svg:x="4.225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0" draw:style-name="gr127" draw:text-style-name="P1" draw:layer="layout" svg:width="0.562cm" svg:height="0.562cm" svg:x="3.662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0" draw:style-name="gr127" draw:text-style-name="P1" draw:layer="layout" svg:width="0.562cm" svg:height="0.562cm" svg:x="4.225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0" draw:style-name="gr127" draw:text-style-name="P1" draw:layer="layout" svg:width="0.562cm" svg:height="0.562cm" svg:x="3.662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0" draw:style-name="gr127" draw:text-style-name="P1" draw:layer="layout" svg:width="0.562cm" svg:height="0.562cm" svg:x="4.225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0" draw:style-name="gr127" draw:text-style-name="P1" draw:layer="layout" svg:width="0.562cm" svg:height="0.562cm" svg:x="3.662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0" draw:style-name="gr127" draw:text-style-name="P1" draw:layer="layout" svg:width="0.562cm" svg:height="0.562cm" svg:x="4.225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0" draw:style-name="gr127" draw:text-style-name="P1" draw:layer="layout" svg:width="0.562cm" svg:height="0.562cm" svg:x="3.662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0" draw:style-name="gr127" draw:text-style-name="P1" draw:layer="layout" svg:width="0.562cm" svg:height="0.562cm" svg:x="5.35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0" draw:style-name="gr127" draw:text-style-name="P1" draw:layer="layout" svg:width="0.562cm" svg:height="0.562cm" svg:x="4.787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0" draw:style-name="gr127" draw:text-style-name="P1" draw:layer="layout" svg:width="0.562cm" svg:height="0.562cm" svg:x="5.35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0" draw:style-name="gr127" draw:text-style-name="P1" draw:layer="layout" svg:width="0.562cm" svg:height="0.562cm" svg:x="4.787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0" draw:style-name="gr127" draw:text-style-name="P1" draw:layer="layout" svg:width="0.562cm" svg:height="0.562cm" svg:x="3.1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0" draw:style-name="gr127" draw:text-style-name="P1" draw:layer="layout" svg:width="0.562cm" svg:height="0.562cm" svg:x="3.1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0" draw:style-name="gr127" draw:text-style-name="P1" draw:layer="layout" svg:width="0.562cm" svg:height="0.562cm" svg:x="3.1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0" draw:style-name="gr127" draw:text-style-name="P1" draw:layer="layout" svg:width="0.562cm" svg:height="0.562cm" svg:x="3.1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0" draw:style-name="gr127" draw:text-style-name="P1" draw:layer="layout" svg:width="0.562cm" svg:height="0.562cm" svg:x="3.662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0" draw:style-name="gr127" draw:text-style-name="P1" draw:layer="layout" svg:width="0.562cm" svg:height="0.562cm" svg:x="4.225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0" draw:style-name="gr127" draw:text-style-name="P1" draw:layer="layout" svg:width="0.562cm" svg:height="0.562cm" svg:x="4.787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0" draw:style-name="gr127" draw:text-style-name="P1" draw:layer="layout" svg:width="0.562cm" svg:height="0.562cm" svg:x="5.35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0" draw:style-name="gr127" draw:text-style-name="P1" draw:layer="layout" svg:width="0.562cm" svg:height="0.562cm" svg:x="3.1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9_0" draw:style-name="gr128" draw:text-style-name="P4" draw:layer="layout" svg:width="0.562cm" svg:height="0.562cm" svg:x="7.163cm" svg:y="3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_0" draw:style-name="gr128" draw:text-style-name="P4" draw:layer="layout" svg:width="0.562cm" svg:height="0.562cm" svg:x="7.163cm" svg:y="2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0_0" draw:style-name="gr128" draw:text-style-name="P4" draw:layer="layout" svg:width="0.562cm" svg:height="0.562cm" svg:x="6.6cm" svg:y="3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1_0" draw:style-name="gr128" draw:text-style-name="P4" draw:layer="layout" svg:width="0.562cm" svg:height="0.562cm" svg:x="6.6cm" svg:y="2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" draw:style-name="gr127" draw:text-style-name="P1" draw:layer="layout" svg:width="0.562cm" svg:height="0.562cm" svg:x="5.3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" draw:style-name="gr127" draw:text-style-name="P1" draw:layer="layout" svg:width="0.562cm" svg:height="0.562cm" svg:x="4.787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" draw:style-name="gr127" draw:text-style-name="P1" draw:layer="layout" svg:width="0.562cm" svg:height="0.562cm" svg:x="5.35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" draw:style-name="gr127" draw:text-style-name="P1" draw:layer="layout" svg:width="0.562cm" svg:height="0.562cm" svg:x="4.787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" draw:style-name="gr127" draw:text-style-name="P1" draw:layer="layout" svg:width="0.562cm" svg:height="0.562cm" svg:x="4.22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" draw:style-name="gr128" draw:text-style-name="P4" draw:layer="layout" svg:width="0.562cm" svg:height="0.562cm" svg:x="3.662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" draw:style-name="gr127" draw:text-style-name="P1" draw:layer="layout" svg:width="0.562cm" svg:height="0.562cm" svg:x="4.225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" draw:style-name="gr128" draw:text-style-name="P4" draw:layer="layout" svg:width="0.562cm" svg:height="0.562cm" svg:x="3.662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" draw:style-name="gr127" draw:text-style-name="P1" draw:layer="layout" svg:width="0.562cm" svg:height="0.562cm" svg:x="4.225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" draw:style-name="gr127" draw:text-style-name="P1" draw:layer="layout" svg:width="0.562cm" svg:height="0.562cm" svg:x="3.662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" draw:style-name="gr127" draw:text-style-name="P1" draw:layer="layout" svg:width="0.562cm" svg:height="0.562cm" svg:x="4.225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" draw:style-name="gr127" draw:text-style-name="P1" draw:layer="layout" svg:width="0.562cm" svg:height="0.562cm" svg:x="3.662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" draw:style-name="gr127" draw:text-style-name="P1" draw:layer="layout" svg:width="0.562cm" svg:height="0.562cm" svg:x="5.35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" draw:style-name="gr127" draw:text-style-name="P1" draw:layer="layout" svg:width="0.562cm" svg:height="0.562cm" svg:x="4.787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" draw:style-name="gr127" draw:text-style-name="P1" draw:layer="layout" svg:width="0.562cm" svg:height="0.562cm" svg:x="5.35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" draw:style-name="gr127" draw:text-style-name="P1" draw:layer="layout" svg:width="0.562cm" svg:height="0.562cm" svg:x="4.787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" draw:style-name="gr128" draw:text-style-name="P4" draw:layer="layout" svg:width="0.562cm" svg:height="0.562cm" svg:x="3.1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" draw:style-name="gr128" draw:text-style-name="P4" draw:layer="layout" svg:width="0.562cm" svg:height="0.562cm" svg:x="3.1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" draw:style-name="gr127" draw:text-style-name="P1" draw:layer="layout" svg:width="0.562cm" svg:height="0.562cm" svg:x="3.1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" draw:style-name="gr127" draw:text-style-name="P1" draw:layer="layout" svg:width="0.562cm" svg:height="0.562cm" svg:x="3.1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" draw:style-name="gr127" draw:text-style-name="P1" draw:layer="layout" svg:width="0.562cm" svg:height="0.562cm" svg:x="3.662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" draw:style-name="gr127" draw:text-style-name="P1" draw:layer="layout" svg:width="0.562cm" svg:height="0.562cm" svg:x="4.225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" draw:style-name="gr127" draw:text-style-name="P1" draw:layer="layout" svg:width="0.562cm" svg:height="0.562cm" svg:x="4.787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" draw:style-name="gr127" draw:text-style-name="P1" draw:layer="layout" svg:width="0.562cm" svg:height="0.562cm" svg:x="5.35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" draw:style-name="gr127" draw:text-style-name="P1" draw:layer="layout" svg:width="0.562cm" svg:height="0.562cm" svg:x="3.1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2" draw:style-name="gr27" draw:text-style-name="P5" draw:layer="layout" svg:width="0.562cm" svg:height="0.562cm" svg:x="7.887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2" draw:style-name="gr27" draw:text-style-name="P5" draw:layer="layout" svg:width="0.562cm" svg:height="0.562cm" svg:x="8.45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" draw:style-name="gr28" draw:text-style-name="P6" draw:layer="layout" svg:width="0.562cm" svg:height="0.562cm" svg:x="6.762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" draw:style-name="gr27" draw:text-style-name="P5" draw:layer="layout" svg:width="0.562cm" svg:height="0.562cm" svg:x="7.325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" draw:style-name="gr27" draw:text-style-name="P5" draw:layer="layout" svg:width="0.562cm" svg:height="0.562cm" svg:x="7.325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2" draw:style-name="gr27" draw:text-style-name="P5" draw:layer="layout" svg:width="0.562cm" svg:height="0.562cm" svg:x="6.762cm" svg:y="8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2" draw:style-name="gr27" draw:text-style-name="P5" draw:layer="layout" svg:width="0.562cm" svg:height="0.562cm" svg:x="7.325cm" svg:y="8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" draw:style-name="gr27" draw:text-style-name="P5" draw:layer="layout" svg:width="0.562cm" svg:height="0.562cm" svg:x="6.762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2" draw:style-name="gr27" draw:text-style-name="P5" draw:layer="layout" svg:width="0.562cm" svg:height="0.562cm" svg:x="8.45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2" draw:style-name="gr27" draw:text-style-name="P5" draw:layer="layout" svg:width="0.562cm" svg:height="0.562cm" svg:x="7.887cm" svg:y="8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2" draw:style-name="gr27" draw:text-style-name="P5" draw:layer="layout" svg:width="0.562cm" svg:height="0.562cm" svg:x="8.45cm" svg:y="8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2" draw:style-name="gr27" draw:text-style-name="P5" draw:layer="layout" svg:width="0.562cm" svg:height="0.562cm" svg:x="7.887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2" draw:style-name="gr27" draw:text-style-name="P5" draw:layer="layout" svg:width="0.562cm" svg:height="0.562cm" svg:x="6.762cm" svg:y="9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2" draw:style-name="gr27" draw:text-style-name="P5" draw:layer="layout" svg:width="0.562cm" svg:height="0.562cm" svg:x="7.325cm" svg:y="9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2" draw:style-name="gr27" draw:text-style-name="P5" draw:layer="layout" svg:width="0.562cm" svg:height="0.562cm" svg:x="7.887cm" svg:y="9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2" draw:style-name="gr27" draw:text-style-name="P5" draw:layer="layout" svg:width="0.562cm" svg:height="0.562cm" svg:x="8.45cm" svg:y="9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2" draw:style-name="gr127" draw:text-style-name="P1" draw:layer="layout" svg:width="0.562cm" svg:height="0.562cm" svg:x="13.351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3" draw:style-name="gr127" draw:text-style-name="P1" draw:layer="layout" svg:width="0.562cm" svg:height="0.562cm" svg:x="12.788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3" draw:style-name="gr127" draw:text-style-name="P1" draw:layer="layout" svg:width="0.562cm" svg:height="0.562cm" svg:x="13.351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2" draw:style-name="gr127" draw:text-style-name="P1" draw:layer="layout" svg:width="0.562cm" svg:height="0.562cm" svg:x="12.788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" draw:style-name="gr127" draw:text-style-name="P1" draw:layer="layout" svg:width="0.562cm" svg:height="0.562cm" svg:x="12.226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3" draw:style-name="gr127" draw:text-style-name="P1" draw:layer="layout" svg:width="0.562cm" svg:height="0.562cm" svg:x="11.663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3" draw:style-name="gr127" draw:text-style-name="P1" draw:layer="layout" svg:width="0.562cm" svg:height="0.562cm" svg:x="12.226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" draw:style-name="gr127" draw:text-style-name="P1" draw:layer="layout" svg:width="0.562cm" svg:height="0.562cm" svg:x="11.663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3" draw:style-name="gr127" draw:text-style-name="P1" draw:layer="layout" svg:width="0.562cm" svg:height="0.562cm" svg:x="12.226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3" draw:style-name="gr127" draw:text-style-name="P1" draw:layer="layout" svg:width="0.562cm" svg:height="0.562cm" svg:x="11.663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3" draw:style-name="gr127" draw:text-style-name="P1" draw:layer="layout" svg:width="0.562cm" svg:height="0.562cm" svg:x="12.226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3" draw:style-name="gr127" draw:text-style-name="P1" draw:layer="layout" svg:width="0.562cm" svg:height="0.562cm" svg:x="11.663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3" draw:style-name="gr127" draw:text-style-name="P1" draw:layer="layout" svg:width="0.562cm" svg:height="0.562cm" svg:x="13.35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3" draw:style-name="gr127" draw:text-style-name="P1" draw:layer="layout" svg:width="0.562cm" svg:height="0.562cm" svg:x="12.788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3" draw:style-name="gr127" draw:text-style-name="P1" draw:layer="layout" svg:width="0.562cm" svg:height="0.562cm" svg:x="13.351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3" draw:style-name="gr127" draw:text-style-name="P1" draw:layer="layout" svg:width="0.562cm" svg:height="0.562cm" svg:x="12.788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" draw:style-name="gr127" draw:text-style-name="P1" draw:layer="layout" svg:width="0.562cm" svg:height="0.562cm" svg:x="11.101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" draw:style-name="gr127" draw:text-style-name="P1" draw:layer="layout" svg:width="0.562cm" svg:height="0.562cm" svg:x="11.101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2" draw:style-name="gr127" draw:text-style-name="P1" draw:layer="layout" svg:width="0.562cm" svg:height="0.562cm" svg:x="11.101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" draw:style-name="gr127" draw:text-style-name="P1" draw:layer="layout" svg:width="0.562cm" svg:height="0.562cm" svg:x="11.10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3" draw:style-name="gr127" draw:text-style-name="P1" draw:layer="layout" svg:width="0.562cm" svg:height="0.562cm" svg:x="11.663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3" draw:style-name="gr127" draw:text-style-name="P1" draw:layer="layout" svg:width="0.562cm" svg:height="0.562cm" svg:x="12.226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3" draw:style-name="gr127" draw:text-style-name="P1" draw:layer="layout" svg:width="0.562cm" svg:height="0.562cm" svg:x="12.788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3" draw:style-name="gr127" draw:text-style-name="P1" draw:layer="layout" svg:width="0.562cm" svg:height="0.562cm" svg:x="13.351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2" draw:style-name="gr127" draw:text-style-name="P1" draw:layer="layout" svg:width="0.562cm" svg:height="0.562cm" svg:x="11.101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3" draw:style-name="gr128" draw:text-style-name="P4" draw:layer="layout" svg:width="0.562cm" svg:height="0.562cm" svg:x="15.827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4" draw:style-name="gr128" draw:text-style-name="P4" draw:layer="layout" svg:width="0.562cm" svg:height="0.562cm" svg:x="15.264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4" draw:style-name="gr128" draw:text-style-name="P4" draw:layer="layout" svg:width="0.562cm" svg:height="0.562cm" svg:x="15.827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3" draw:style-name="gr128" draw:text-style-name="P4" draw:layer="layout" svg:width="0.562cm" svg:height="0.562cm" svg:x="15.264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4" draw:style-name="gr128" draw:text-style-name="P4" draw:layer="layout" svg:width="0.562cm" svg:height="0.562cm" svg:x="15.827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4" draw:style-name="gr128" draw:text-style-name="P4" draw:layer="layout" svg:width="0.562cm" svg:height="0.562cm" svg:x="15.264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3" draw:style-name="gr128" draw:text-style-name="P4" draw:layer="layout" svg:width="0.562cm" svg:height="0.562cm" svg:x="14.702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3" draw:style-name="gr128" draw:text-style-name="P4" draw:layer="layout" svg:width="0.562cm" svg:height="0.562cm" svg:x="14.702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3" draw:style-name="gr128" draw:text-style-name="P4" draw:layer="layout" svg:width="0.562cm" svg:height="0.562cm" svg:x="14.702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3" draw:style-name="gr127" draw:text-style-name="P1" draw:layer="layout" svg:width="0.562cm" svg:height="0.562cm" svg:x="13.351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4" draw:style-name="gr127" draw:text-style-name="P1" draw:layer="layout" svg:width="0.562cm" svg:height="0.562cm" svg:x="12.788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4" draw:style-name="gr127" draw:text-style-name="P1" draw:layer="layout" svg:width="0.562cm" svg:height="0.562cm" svg:x="13.351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3" draw:style-name="gr127" draw:text-style-name="P1" draw:layer="layout" svg:width="0.562cm" svg:height="0.562cm" svg:x="12.78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4" draw:style-name="gr127" draw:text-style-name="P1" draw:layer="layout" svg:width="0.562cm" svg:height="0.562cm" svg:x="12.226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5" draw:style-name="gr127" draw:text-style-name="P1" draw:layer="layout" svg:width="0.562cm" svg:height="0.562cm" svg:x="11.663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5" draw:style-name="gr127" draw:text-style-name="P1" draw:layer="layout" svg:width="0.562cm" svg:height="0.562cm" svg:x="12.226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4" draw:style-name="gr127" draw:text-style-name="P1" draw:layer="layout" svg:width="0.562cm" svg:height="0.562cm" svg:x="11.663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5" draw:style-name="gr127" draw:text-style-name="P1" draw:layer="layout" svg:width="0.562cm" svg:height="0.562cm" svg:x="12.226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4" draw:style-name="gr127" draw:text-style-name="P1" draw:layer="layout" svg:width="0.562cm" svg:height="0.562cm" svg:x="11.663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4" draw:style-name="gr127" draw:text-style-name="P1" draw:layer="layout" svg:width="0.562cm" svg:height="0.562cm" svg:x="12.226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5" draw:style-name="gr127" draw:text-style-name="P1" draw:layer="layout" svg:width="0.562cm" svg:height="0.562cm" svg:x="11.663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4" draw:style-name="gr127" draw:text-style-name="P1" draw:layer="layout" svg:width="0.562cm" svg:height="0.562cm" svg:x="13.351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4" draw:style-name="gr127" draw:text-style-name="P1" draw:layer="layout" svg:width="0.562cm" svg:height="0.562cm" svg:x="12.788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4" draw:style-name="gr127" draw:text-style-name="P1" draw:layer="layout" svg:width="0.562cm" svg:height="0.562cm" svg:x="13.351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4" draw:style-name="gr127" draw:text-style-name="P1" draw:layer="layout" svg:width="0.562cm" svg:height="0.562cm" svg:x="12.788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4" draw:style-name="gr127" draw:text-style-name="P1" draw:layer="layout" svg:width="0.562cm" svg:height="0.562cm" svg:x="11.101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4" draw:style-name="gr127" draw:text-style-name="P1" draw:layer="layout" svg:width="0.562cm" svg:height="0.562cm" svg:x="11.101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3" draw:style-name="gr127" draw:text-style-name="P1" draw:layer="layout" svg:width="0.562cm" svg:height="0.562cm" svg:x="11.101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4" draw:style-name="gr127" draw:text-style-name="P1" draw:layer="layout" svg:width="0.562cm" svg:height="0.562cm" svg:x="11.101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4" draw:style-name="gr127" draw:text-style-name="P1" draw:layer="layout" svg:width="0.562cm" svg:height="0.562cm" svg:x="11.663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4" draw:style-name="gr127" draw:text-style-name="P1" draw:layer="layout" svg:width="0.562cm" svg:height="0.562cm" svg:x="12.226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4" draw:style-name="gr127" draw:text-style-name="P1" draw:layer="layout" svg:width="0.562cm" svg:height="0.562cm" svg:x="12.788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4" draw:style-name="gr127" draw:text-style-name="P1" draw:layer="layout" svg:width="0.562cm" svg:height="0.562cm" svg:x="13.351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3" draw:style-name="gr127" draw:text-style-name="P1" draw:layer="layout" svg:width="0.562cm" svg:height="0.562cm" svg:x="11.101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5" draw:style-name="gr128" draw:text-style-name="P4" draw:layer="layout" svg:width="0.562cm" svg:height="0.562cm" svg:x="15.827cm" svg:y="7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6" draw:style-name="gr128" draw:text-style-name="P4" draw:layer="layout" svg:width="0.562cm" svg:height="0.562cm" svg:x="15.264cm" svg:y="8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6" draw:style-name="gr128" draw:text-style-name="P4" draw:layer="layout" svg:width="0.562cm" svg:height="0.562cm" svg:x="15.827cm" svg:y="8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5" draw:style-name="gr128" draw:text-style-name="P4" draw:layer="layout" svg:width="0.562cm" svg:height="0.562cm" svg:x="15.264cm" svg:y="7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6" draw:style-name="gr128" draw:text-style-name="P4" draw:layer="layout" svg:width="0.562cm" svg:height="0.562cm" svg:x="15.827cm" svg:y="8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6" draw:style-name="gr128" draw:text-style-name="P4" draw:layer="layout" svg:width="0.562cm" svg:height="0.562cm" svg:x="15.264cm" svg:y="8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5" draw:style-name="gr128" draw:text-style-name="P4" draw:layer="layout" svg:width="0.562cm" svg:height="0.562cm" svg:x="14.702cm" svg:y="8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5" draw:style-name="gr128" draw:text-style-name="P4" draw:layer="layout" svg:width="0.562cm" svg:height="0.562cm" svg:x="14.702cm" svg:y="7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5" draw:style-name="gr128" draw:text-style-name="P4" draw:layer="layout" svg:width="0.562cm" svg:height="0.562cm" svg:x="14.702cm" svg:y="8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4" draw:style-name="gr27" draw:text-style-name="P5" draw:layer="layout" svg:width="0.562cm" svg:height="0.562cm" svg:x="19.451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5" draw:style-name="gr27" draw:text-style-name="P5" draw:layer="layout" svg:width="0.562cm" svg:height="0.562cm" svg:x="18.888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5" draw:style-name="gr27" draw:text-style-name="P5" draw:layer="layout" svg:width="0.562cm" svg:height="0.562cm" svg:x="19.451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4" draw:style-name="gr27" draw:text-style-name="P5" draw:layer="layout" svg:width="0.562cm" svg:height="0.562cm" svg:x="18.88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6" draw:style-name="gr27" draw:text-style-name="P5" draw:layer="layout" svg:width="0.562cm" svg:height="0.562cm" svg:x="18.326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7" draw:style-name="gr27" draw:text-style-name="P5" draw:layer="layout" svg:width="0.562cm" svg:height="0.562cm" svg:x="17.763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7" draw:style-name="gr27" draw:text-style-name="P5" draw:layer="layout" svg:width="0.562cm" svg:height="0.562cm" svg:x="18.326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6" draw:style-name="gr27" draw:text-style-name="P5" draw:layer="layout" svg:width="0.562cm" svg:height="0.562cm" svg:x="17.763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7" draw:style-name="gr27" draw:text-style-name="P5" draw:layer="layout" svg:width="0.562cm" svg:height="0.562cm" svg:x="18.326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5" draw:style-name="gr27" draw:text-style-name="P5" draw:layer="layout" svg:width="0.562cm" svg:height="0.562cm" svg:x="17.763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5" draw:style-name="gr27" draw:text-style-name="P5" draw:layer="layout" svg:width="0.562cm" svg:height="0.562cm" svg:x="18.326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7" draw:style-name="gr27" draw:text-style-name="P5" draw:layer="layout" svg:width="0.562cm" svg:height="0.562cm" svg:x="17.763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5" draw:style-name="gr27" draw:text-style-name="P5" draw:layer="layout" svg:width="0.562cm" svg:height="0.562cm" svg:x="19.451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5" draw:style-name="gr27" draw:text-style-name="P5" draw:layer="layout" svg:width="0.562cm" svg:height="0.562cm" svg:x="18.888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5" draw:style-name="gr27" draw:text-style-name="P5" draw:layer="layout" svg:width="0.562cm" svg:height="0.562cm" svg:x="19.451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5" draw:style-name="gr27" draw:text-style-name="P5" draw:layer="layout" svg:width="0.562cm" svg:height="0.562cm" svg:x="18.888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6" draw:style-name="gr27" draw:text-style-name="P5" draw:layer="layout" svg:width="0.562cm" svg:height="0.562cm" svg:x="17.201cm" svg:y="8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6" draw:style-name="gr27" draw:text-style-name="P5" draw:layer="layout" svg:width="0.562cm" svg:height="0.562cm" svg:x="17.201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4" draw:style-name="gr27" draw:text-style-name="P5" draw:layer="layout" svg:width="0.562cm" svg:height="0.562cm" svg:x="17.201cm" svg:y="9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6" draw:style-name="gr27" draw:text-style-name="P5" draw:layer="layout" svg:width="0.562cm" svg:height="0.562cm" svg:x="17.201cm" svg:y="8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5" draw:style-name="gr27" draw:text-style-name="P5" draw:layer="layout" svg:width="0.562cm" svg:height="0.562cm" svg:x="17.763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5" draw:style-name="gr27" draw:text-style-name="P5" draw:layer="layout" svg:width="0.562cm" svg:height="0.562cm" svg:x="18.326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5" draw:style-name="gr27" draw:text-style-name="P5" draw:layer="layout" svg:width="0.562cm" svg:height="0.562cm" svg:x="18.888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5" draw:style-name="gr27" draw:text-style-name="P5" draw:layer="layout" svg:width="0.562cm" svg:height="0.562cm" svg:x="19.451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4" draw:style-name="gr27" draw:text-style-name="P5" draw:layer="layout" svg:width="0.562cm" svg:height="0.562cm" svg:x="17.201cm" svg:y="9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8" draw:style-name="gr128" draw:text-style-name="P4" draw:layer="layout" svg:width="0.562cm" svg:height="0.562cm" svg:x="16.027cm" svg:y="11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9" draw:style-name="gr128" draw:text-style-name="P4" draw:layer="layout" svg:width="0.562cm" svg:height="0.562cm" svg:x="15.464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9" draw:style-name="gr128" draw:text-style-name="P4" draw:layer="layout" svg:width="0.562cm" svg:height="0.562cm" svg:x="16.027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8" draw:style-name="gr128" draw:text-style-name="P4" draw:layer="layout" svg:width="0.562cm" svg:height="0.562cm" svg:x="15.464cm" svg:y="11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9" draw:style-name="gr128" draw:text-style-name="P4" draw:layer="layout" svg:width="0.562cm" svg:height="0.562cm" svg:x="16.027cm" svg:y="12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9" draw:style-name="gr128" draw:text-style-name="P4" draw:layer="layout" svg:width="0.562cm" svg:height="0.562cm" svg:x="15.464cm" svg:y="12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8" draw:style-name="gr128" draw:text-style-name="P4" draw:layer="layout" svg:width="0.562cm" svg:height="0.562cm" svg:x="14.902cm" svg:y="12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8" draw:style-name="gr128" draw:text-style-name="P4" draw:layer="layout" svg:width="0.562cm" svg:height="0.562cm" svg:x="14.902cm" svg:y="11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8" draw:style-name="gr128" draw:text-style-name="P4" draw:layer="layout" svg:width="0.562cm" svg:height="0.562cm" svg:x="14.902cm" svg:y="12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6" draw:style-name="gr27" draw:text-style-name="P5" draw:layer="layout" svg:width="0.562cm" svg:height="0.562cm" svg:x="19.451cm" svg:y="11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7" draw:style-name="gr27" draw:text-style-name="P5" draw:layer="layout" svg:width="0.562cm" svg:height="0.562cm" svg:x="18.888cm" svg:y="1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7" draw:style-name="gr27" draw:text-style-name="P5" draw:layer="layout" svg:width="0.562cm" svg:height="0.562cm" svg:x="19.451cm" svg:y="1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6" draw:style-name="gr27" draw:text-style-name="P5" draw:layer="layout" svg:width="0.562cm" svg:height="0.562cm" svg:x="18.888cm" svg:y="11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9" draw:style-name="gr27" draw:text-style-name="P5" draw:layer="layout" svg:width="0.562cm" svg:height="0.562cm" svg:x="18.326cm" svg:y="11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0" draw:style-name="gr27" draw:text-style-name="P5" draw:layer="layout" svg:width="0.562cm" svg:height="0.562cm" svg:x="17.763cm" svg:y="1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0" draw:style-name="gr27" draw:text-style-name="P5" draw:layer="layout" svg:width="0.562cm" svg:height="0.562cm" svg:x="18.326cm" svg:y="1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9" draw:style-name="gr27" draw:text-style-name="P5" draw:layer="layout" svg:width="0.562cm" svg:height="0.562cm" svg:x="17.763cm" svg:y="11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0" draw:style-name="gr27" draw:text-style-name="P5" draw:layer="layout" svg:width="0.562cm" svg:height="0.562cm" svg:x="18.326cm" svg:y="1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7" draw:style-name="gr27" draw:text-style-name="P5" draw:layer="layout" svg:width="0.562cm" svg:height="0.562cm" svg:x="17.763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7" draw:style-name="gr27" draw:text-style-name="P5" draw:layer="layout" svg:width="0.562cm" svg:height="0.562cm" svg:x="18.326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0" draw:style-name="gr27" draw:text-style-name="P5" draw:layer="layout" svg:width="0.562cm" svg:height="0.562cm" svg:x="17.763cm" svg:y="1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7" draw:style-name="gr27" draw:text-style-name="P5" draw:layer="layout" svg:width="0.562cm" svg:height="0.562cm" svg:x="19.451cm" svg:y="1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7" draw:style-name="gr27" draw:text-style-name="P5" draw:layer="layout" svg:width="0.562cm" svg:height="0.562cm" svg:x="18.888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7" draw:style-name="gr27" draw:text-style-name="P5" draw:layer="layout" svg:width="0.562cm" svg:height="0.562cm" svg:x="19.451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7" draw:style-name="gr27" draw:text-style-name="P5" draw:layer="layout" svg:width="0.562cm" svg:height="0.562cm" svg:x="18.888cm" svg:y="1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9" draw:style-name="gr27" draw:text-style-name="P5" draw:layer="layout" svg:width="0.562cm" svg:height="0.562cm" svg:x="17.201cm" svg:y="12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9" draw:style-name="gr27" draw:text-style-name="P5" draw:layer="layout" svg:width="0.562cm" svg:height="0.562cm" svg:x="17.201cm" svg:y="11.8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6" draw:style-name="gr27" draw:text-style-name="P5" draw:layer="layout" svg:width="0.562cm" svg:height="0.562cm" svg:x="17.201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9" draw:style-name="gr27" draw:text-style-name="P5" draw:layer="layout" svg:width="0.562cm" svg:height="0.562cm" svg:x="17.201cm" svg:y="12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7" draw:style-name="gr27" draw:text-style-name="P5" draw:layer="layout" svg:width="0.562cm" svg:height="0.562cm" svg:x="17.763cm" svg:y="1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7" draw:style-name="gr27" draw:text-style-name="P5" draw:layer="layout" svg:width="0.562cm" svg:height="0.562cm" svg:x="18.326cm" svg:y="1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7" draw:style-name="gr27" draw:text-style-name="P5" draw:layer="layout" svg:width="0.562cm" svg:height="0.562cm" svg:x="18.888cm" svg:y="1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7" draw:style-name="gr27" draw:text-style-name="P5" draw:layer="layout" svg:width="0.562cm" svg:height="0.562cm" svg:x="19.451cm" svg:y="1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6" draw:style-name="gr27" draw:text-style-name="P5" draw:layer="layout" svg:width="0.562cm" svg:height="0.562cm" svg:x="17.201cm" svg:y="14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34_0">
          <draw:custom-shape draw:name="Rechteck 14_0" draw:style-name="gr127" draw:text-style-name="P1" draw:layer="layout" svg:width="0.562cm" svg:height="0.562cm" svg:x="13.313cm" svg:y="11.7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3_0" draw:style-name="gr127" draw:text-style-name="P1" draw:layer="layout" svg:width="0.562cm" svg:height="0.562cm" svg:x="12.75cm" svg:y="12.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_0" draw:style-name="gr127" draw:text-style-name="P1" draw:layer="layout" svg:width="0.562cm" svg:height="0.562cm" svg:x="13.313cm" svg:y="12.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_0" draw:style-name="gr127" draw:text-style-name="P1" draw:layer="layout" svg:width="0.562cm" svg:height="0.562cm" svg:x="12.75cm" svg:y="11.7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2_0" draw:style-name="gr127" draw:text-style-name="P1" draw:layer="layout" svg:width="0.562cm" svg:height="0.562cm" svg:x="12.187cm" svg:y="11.7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_0" draw:style-name="gr127" draw:text-style-name="P1" draw:layer="layout" svg:width="0.562cm" svg:height="0.562cm" svg:x="11.625cm" svg:y="12.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_0" draw:style-name="gr127" draw:text-style-name="P1" draw:layer="layout" svg:width="0.562cm" svg:height="0.562cm" svg:x="12.187cm" svg:y="12.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_0" draw:style-name="gr127" draw:text-style-name="P1" draw:layer="layout" svg:width="0.562cm" svg:height="0.562cm" svg:x="11.625cm" svg:y="11.7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_0" draw:style-name="gr127" draw:text-style-name="P1" draw:layer="layout" svg:width="0.562cm" svg:height="0.562cm" svg:x="12.187cm" svg:y="12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_0" draw:style-name="gr127" draw:text-style-name="P1" draw:layer="layout" svg:width="0.562cm" svg:height="0.562cm" svg:x="11.625cm" svg:y="13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_0" draw:style-name="gr127" draw:text-style-name="P1" draw:layer="layout" svg:width="0.562cm" svg:height="0.562cm" svg:x="12.187cm" svg:y="13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_0" draw:style-name="gr127" draw:text-style-name="P1" draw:layer="layout" svg:width="0.562cm" svg:height="0.562cm" svg:x="11.625cm" svg:y="12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2_0" draw:style-name="gr127" draw:text-style-name="P1" draw:layer="layout" svg:width="0.562cm" svg:height="0.562cm" svg:x="13.313cm" svg:y="12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_0" draw:style-name="gr127" draw:text-style-name="P1" draw:layer="layout" svg:width="0.562cm" svg:height="0.562cm" svg:x="12.75cm" svg:y="13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4_0" draw:style-name="gr127" draw:text-style-name="P1" draw:layer="layout" svg:width="0.562cm" svg:height="0.562cm" svg:x="13.313cm" svg:y="13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5_0" draw:style-name="gr127" draw:text-style-name="P1" draw:layer="layout" svg:width="0.562cm" svg:height="0.562cm" svg:x="12.75cm" svg:y="12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6_0" draw:style-name="gr127" draw:text-style-name="P1" draw:layer="layout" svg:width="0.562cm" svg:height="0.562cm" svg:x="11.062cm" svg:y="12.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7_0" draw:style-name="gr127" draw:text-style-name="P1" draw:layer="layout" svg:width="0.562cm" svg:height="0.562cm" svg:x="11.062cm" svg:y="11.7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8_0" draw:style-name="gr127" draw:text-style-name="P1" draw:layer="layout" svg:width="0.562cm" svg:height="0.562cm" svg:x="11.062cm" svg:y="13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9_0" draw:style-name="gr127" draw:text-style-name="P1" draw:layer="layout" svg:width="0.562cm" svg:height="0.562cm" svg:x="11.062cm" svg:y="12.9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4_0" draw:style-name="gr127" draw:text-style-name="P1" draw:layer="layout" svg:width="0.562cm" svg:height="0.562cm" svg:x="11.625cm" svg:y="14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5_0" draw:style-name="gr127" draw:text-style-name="P1" draw:layer="layout" svg:width="0.562cm" svg:height="0.562cm" svg:x="12.187cm" svg:y="14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6_0" draw:style-name="gr127" draw:text-style-name="P1" draw:layer="layout" svg:width="0.562cm" svg:height="0.562cm" svg:x="12.75cm" svg:y="14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_0" draw:style-name="gr127" draw:text-style-name="P1" draw:layer="layout" svg:width="0.562cm" svg:height="0.562cm" svg:x="13.313cm" svg:y="14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_0" draw:style-name="gr127" draw:text-style-name="P1" draw:layer="layout" svg:width="0.562cm" svg:height="0.562cm" svg:x="11.062cm" svg:y="14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9_0" draw:style-name="gr129" draw:text-style-name="P3" draw:layer="layout" svg:width="0.562cm" svg:height="0.562cm" svg:x="10.5cm" svg:y="12.3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_0" draw:style-name="gr130" draw:text-style-name="P3" draw:layer="layout" svg:width="0.562cm" svg:height="0.562cm" svg:x="10.5cm" svg:y="11.7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1_0" draw:style-name="gr131" draw:text-style-name="P3" draw:layer="layout" svg:width="0.562cm" svg:height="0.562cm" svg:x="10.5cm" svg:y="13.4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2_0" draw:style-name="gr132" draw:text-style-name="P3" draw:layer="layout" svg:width="0.562cm" svg:height="0.562cm" svg:x="10.5cm" svg:y="12.9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3_0" draw:style-name="gr133" draw:text-style-name="P3" draw:layer="layout" svg:width="0.562cm" svg:height="0.562cm" svg:x="10.5cm" svg:y="14.0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4_0" draw:style-name="gr134" draw:text-style-name="P3" draw:layer="layout" svg:width="0.562cm" svg:height="0.562cm" svg:x="13.875cm" svg:y="12.3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5_0" draw:style-name="gr135" draw:text-style-name="P3" draw:layer="layout" svg:width="0.562cm" svg:height="0.562cm" svg:x="13.875cm" svg:y="11.78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6_0" draw:style-name="gr136" draw:text-style-name="P3" draw:layer="layout" svg:width="0.562cm" svg:height="0.562cm" svg:x="13.875cm" svg:y="13.47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7_0" draw:style-name="gr137" draw:text-style-name="P3" draw:layer="layout" svg:width="0.562cm" svg:height="0.562cm" svg:x="13.875cm" svg:y="12.913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_0" draw:style-name="gr138" draw:text-style-name="P3" draw:layer="layout" svg:width="0.562cm" svg:height="0.562cm" svg:x="13.875cm" svg:y="14.038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9_0" draw:style-name="gr139" draw:text-style-name="P3" draw:layer="layout" svg:width="0.562cm" svg:height="0.562cm" svg:x="11.625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0_0" draw:style-name="gr140" draw:text-style-name="P3" draw:layer="layout" svg:width="0.562cm" svg:height="0.562cm" svg:x="12.187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1_0" draw:style-name="gr141" draw:text-style-name="P3" draw:layer="layout" svg:width="0.562cm" svg:height="0.562cm" svg:x="12.75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2_0" draw:style-name="gr142" draw:text-style-name="P3" draw:layer="layout" svg:width="0.562cm" svg:height="0.562cm" svg:x="13.313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3_0" draw:style-name="gr143" draw:text-style-name="P3" draw:layer="layout" svg:width="0.562cm" svg:height="0.562cm" svg:x="11.062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4_0" draw:style-name="gr144" draw:text-style-name="P3" draw:layer="layout" svg:width="0.562cm" svg:height="0.562cm" svg:x="10.5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5_0" draw:style-name="gr145" draw:text-style-name="P3" draw:layer="layout" svg:width="0.562cm" svg:height="0.562cm" svg:x="13.875cm" svg:y="14.6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6_0" draw:style-name="gr146" draw:text-style-name="P3" draw:layer="layout" svg:width="0.562cm" svg:height="0.562cm" svg:x="11.625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7_0" draw:style-name="gr147" draw:text-style-name="P3" draw:layer="layout" svg:width="0.562cm" svg:height="0.562cm" svg:x="12.187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8_0" draw:style-name="gr148" draw:text-style-name="P3" draw:layer="layout" svg:width="0.562cm" svg:height="0.562cm" svg:x="12.75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9_0" draw:style-name="gr149" draw:text-style-name="P3" draw:layer="layout" svg:width="0.562cm" svg:height="0.562cm" svg:x="13.313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0_0" draw:style-name="gr150" draw:text-style-name="P3" draw:layer="layout" svg:width="0.562cm" svg:height="0.562cm" svg:x="11.062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1_0" draw:style-name="gr151" draw:text-style-name="P3" draw:layer="layout" svg:width="0.562cm" svg:height="0.562cm" svg:x="10.5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2_0" draw:style-name="gr152" draw:text-style-name="P3" draw:layer="layout" svg:width="0.562cm" svg:height="0.562cm" svg:x="13.875cm" svg:y="11.225cm">
            <text:p text:style-name="P2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0">
        <draw:custom-shape draw:name="Rechteck 182_11" draw:style-name="gr127" draw:text-style-name="P1" draw:layer="layout" svg:width="0.562cm" svg:height="0.562cm" svg:x="5.35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4" draw:style-name="gr127" draw:text-style-name="P1" draw:layer="layout" svg:width="0.562cm" svg:height="0.562cm" svg:x="4.787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4" draw:style-name="gr127" draw:text-style-name="P1" draw:layer="layout" svg:width="0.562cm" svg:height="0.562cm" svg:x="5.35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2" draw:style-name="gr127" draw:text-style-name="P1" draw:layer="layout" svg:width="0.562cm" svg:height="0.562cm" svg:x="4.787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8" draw:style-name="gr127" draw:text-style-name="P1" draw:layer="layout" svg:width="0.562cm" svg:height="0.562cm" svg:x="4.225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0" draw:style-name="gr127" draw:text-style-name="P1" draw:layer="layout" svg:width="0.562cm" svg:height="0.562cm" svg:x="3.662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0" draw:style-name="gr127" draw:text-style-name="P1" draw:layer="layout" svg:width="0.562cm" svg:height="0.562cm" svg:x="4.225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8" draw:style-name="gr127" draw:text-style-name="P1" draw:layer="layout" svg:width="0.562cm" svg:height="0.562cm" svg:x="3.662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0" draw:style-name="gr127" draw:text-style-name="P1" draw:layer="layout" svg:width="0.562cm" svg:height="0.562cm" svg:x="4.225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4" draw:style-name="gr127" draw:text-style-name="P1" draw:layer="layout" svg:width="0.562cm" svg:height="0.562cm" svg:x="3.662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4" draw:style-name="gr127" draw:text-style-name="P1" draw:layer="layout" svg:width="0.562cm" svg:height="0.562cm" svg:x="4.225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0" draw:style-name="gr127" draw:text-style-name="P1" draw:layer="layout" svg:width="0.562cm" svg:height="0.562cm" svg:x="3.662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4" draw:style-name="gr127" draw:text-style-name="P1" draw:layer="layout" svg:width="0.562cm" svg:height="0.562cm" svg:x="5.35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4" draw:style-name="gr127" draw:text-style-name="P1" draw:layer="layout" svg:width="0.562cm" svg:height="0.562cm" svg:x="4.787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4" draw:style-name="gr127" draw:text-style-name="P1" draw:layer="layout" svg:width="0.562cm" svg:height="0.562cm" svg:x="5.35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4" draw:style-name="gr127" draw:text-style-name="P1" draw:layer="layout" svg:width="0.562cm" svg:height="0.562cm" svg:x="4.787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8" draw:style-name="gr127" draw:text-style-name="P1" draw:layer="layout" svg:width="0.562cm" svg:height="0.562cm" svg:x="3.1cm" svg:y="3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8" draw:style-name="gr127" draw:text-style-name="P1" draw:layer="layout" svg:width="0.562cm" svg:height="0.562cm" svg:x="3.1cm" svg:y="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2" draw:style-name="gr127" draw:text-style-name="P1" draw:layer="layout" svg:width="0.562cm" svg:height="0.562cm" svg:x="3.1cm" svg:y="4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8" draw:style-name="gr127" draw:text-style-name="P1" draw:layer="layout" svg:width="0.562cm" svg:height="0.562cm" svg:x="3.1cm" svg:y="3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4" draw:style-name="gr127" draw:text-style-name="P1" draw:layer="layout" svg:width="0.562cm" svg:height="0.562cm" svg:x="3.662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4" draw:style-name="gr127" draw:text-style-name="P1" draw:layer="layout" svg:width="0.562cm" svg:height="0.562cm" svg:x="4.225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4" draw:style-name="gr127" draw:text-style-name="P1" draw:layer="layout" svg:width="0.562cm" svg:height="0.562cm" svg:x="4.787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4" draw:style-name="gr127" draw:text-style-name="P1" draw:layer="layout" svg:width="0.562cm" svg:height="0.562cm" svg:x="5.35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2" draw:style-name="gr127" draw:text-style-name="P1" draw:layer="layout" svg:width="0.562cm" svg:height="0.562cm" svg:x="3.1cm" svg:y="4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9_2" draw:style-name="gr27" draw:text-style-name="P5" draw:layer="layout" svg:width="0.562cm" svg:height="0.562cm" svg:x="7.163cm" svg:y="3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1_2" draw:style-name="gr27" draw:text-style-name="P5" draw:layer="layout" svg:width="0.562cm" svg:height="0.562cm" svg:x="7.163cm" svg:y="2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0_2" draw:style-name="gr27" draw:text-style-name="P5" draw:layer="layout" svg:width="0.562cm" svg:height="0.562cm" svg:x="6.6cm" svg:y="3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1_2" draw:style-name="gr27" draw:text-style-name="P5" draw:layer="layout" svg:width="0.562cm" svg:height="0.562cm" svg:x="6.6cm" svg:y="2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2" draw:style-name="gr127" draw:text-style-name="P1" draw:layer="layout" svg:width="0.562cm" svg:height="0.562cm" svg:x="5.3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5" draw:style-name="gr127" draw:text-style-name="P1" draw:layer="layout" svg:width="0.562cm" svg:height="0.562cm" svg:x="4.787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5" draw:style-name="gr127" draw:text-style-name="P1" draw:layer="layout" svg:width="0.562cm" svg:height="0.562cm" svg:x="5.35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3" draw:style-name="gr127" draw:text-style-name="P1" draw:layer="layout" svg:width="0.562cm" svg:height="0.562cm" svg:x="4.787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9" draw:style-name="gr128" draw:text-style-name="P4" draw:layer="layout" svg:width="0.562cm" svg:height="0.562cm" svg:x="4.22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1" draw:style-name="gr128" draw:text-style-name="P4" draw:layer="layout" svg:width="0.562cm" svg:height="0.562cm" svg:x="3.662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1" draw:style-name="gr128" draw:text-style-name="P4" draw:layer="layout" svg:width="0.562cm" svg:height="0.562cm" svg:x="4.225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9" draw:style-name="gr128" draw:text-style-name="P4" draw:layer="layout" svg:width="0.562cm" svg:height="0.562cm" svg:x="3.662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1" draw:style-name="gr128" draw:text-style-name="P4" draw:layer="layout" svg:width="0.562cm" svg:height="0.562cm" svg:x="4.225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5" draw:style-name="gr127" draw:text-style-name="P1" draw:layer="layout" svg:width="0.562cm" svg:height="0.562cm" svg:x="3.662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5" draw:style-name="gr127" draw:text-style-name="P1" draw:layer="layout" svg:width="0.562cm" svg:height="0.562cm" svg:x="4.225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1" draw:style-name="gr128" draw:text-style-name="P4" draw:layer="layout" svg:width="0.562cm" svg:height="0.562cm" svg:x="3.662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5" draw:style-name="gr127" draw:text-style-name="P1" draw:layer="layout" svg:width="0.562cm" svg:height="0.562cm" svg:x="5.35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5" draw:style-name="gr127" draw:text-style-name="P1" draw:layer="layout" svg:width="0.562cm" svg:height="0.562cm" svg:x="4.787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5" draw:style-name="gr127" draw:text-style-name="P1" draw:layer="layout" svg:width="0.562cm" svg:height="0.562cm" svg:x="5.35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5" draw:style-name="gr127" draw:text-style-name="P1" draw:layer="layout" svg:width="0.562cm" svg:height="0.562cm" svg:x="4.787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9" draw:style-name="gr128" draw:text-style-name="P4" draw:layer="layout" svg:width="0.562cm" svg:height="0.562cm" svg:x="3.1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9" draw:style-name="gr128" draw:text-style-name="P4" draw:layer="layout" svg:width="0.562cm" svg:height="0.562cm" svg:x="3.1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3" draw:style-name="gr127" draw:text-style-name="P1" draw:layer="layout" svg:width="0.562cm" svg:height="0.562cm" svg:x="3.1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9" draw:style-name="gr128" draw:text-style-name="P4" draw:layer="layout" svg:width="0.562cm" svg:height="0.562cm" svg:x="3.1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5" draw:style-name="gr127" draw:text-style-name="P1" draw:layer="layout" svg:width="0.562cm" svg:height="0.562cm" svg:x="3.662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5" draw:style-name="gr127" draw:text-style-name="P1" draw:layer="layout" svg:width="0.562cm" svg:height="0.562cm" svg:x="4.225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5" draw:style-name="gr127" draw:text-style-name="P1" draw:layer="layout" svg:width="0.562cm" svg:height="0.562cm" svg:x="4.787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5" draw:style-name="gr127" draw:text-style-name="P1" draw:layer="layout" svg:width="0.562cm" svg:height="0.562cm" svg:x="5.35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3" draw:style-name="gr127" draw:text-style-name="P1" draw:layer="layout" svg:width="0.562cm" svg:height="0.562cm" svg:x="3.1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2" draw:style-name="gr28" draw:text-style-name="P6" draw:layer="layout" svg:width="0.562cm" svg:height="0.562cm" svg:x="6.762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2" draw:style-name="gr27" draw:text-style-name="P5" draw:layer="layout" svg:width="0.562cm" svg:height="0.562cm" svg:x="7.325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2" draw:style-name="gr27" draw:text-style-name="P5" draw:layer="layout" svg:width="0.562cm" svg:height="0.562cm" svg:x="7.325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2" draw:style-name="gr27" draw:text-style-name="P5" draw:layer="layout" svg:width="0.562cm" svg:height="0.562cm" svg:x="6.762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13" draw:style-name="gr127" draw:text-style-name="P1" draw:layer="layout" svg:width="0.562cm" svg:height="0.562cm" svg:x="13.351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7" draw:style-name="gr127" draw:text-style-name="P1" draw:layer="layout" svg:width="0.562cm" svg:height="0.562cm" svg:x="12.788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17" draw:style-name="gr127" draw:text-style-name="P1" draw:layer="layout" svg:width="0.562cm" svg:height="0.562cm" svg:x="13.351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14" draw:style-name="gr127" draw:text-style-name="P1" draw:layer="layout" svg:width="0.562cm" svg:height="0.562cm" svg:x="12.788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0" draw:style-name="gr127" draw:text-style-name="P1" draw:layer="layout" svg:width="0.562cm" svg:height="0.562cm" svg:x="12.226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3" draw:style-name="gr127" draw:text-style-name="P1" draw:layer="layout" svg:width="0.562cm" svg:height="0.562cm" svg:x="11.663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3" draw:style-name="gr127" draw:text-style-name="P1" draw:layer="layout" svg:width="0.562cm" svg:height="0.562cm" svg:x="12.226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0" draw:style-name="gr127" draw:text-style-name="P1" draw:layer="layout" svg:width="0.562cm" svg:height="0.562cm" svg:x="11.663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3" draw:style-name="gr127" draw:text-style-name="P1" draw:layer="layout" svg:width="0.562cm" svg:height="0.562cm" svg:x="12.226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7" draw:style-name="gr127" draw:text-style-name="P1" draw:layer="layout" svg:width="0.562cm" svg:height="0.562cm" svg:x="11.663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7" draw:style-name="gr127" draw:text-style-name="P1" draw:layer="layout" svg:width="0.562cm" svg:height="0.562cm" svg:x="12.226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3" draw:style-name="gr127" draw:text-style-name="P1" draw:layer="layout" svg:width="0.562cm" svg:height="0.562cm" svg:x="11.663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17" draw:style-name="gr127" draw:text-style-name="P1" draw:layer="layout" svg:width="0.562cm" svg:height="0.562cm" svg:x="13.35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7" draw:style-name="gr127" draw:text-style-name="P1" draw:layer="layout" svg:width="0.562cm" svg:height="0.562cm" svg:x="12.788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17" draw:style-name="gr127" draw:text-style-name="P1" draw:layer="layout" svg:width="0.562cm" svg:height="0.562cm" svg:x="13.351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7" draw:style-name="gr127" draw:text-style-name="P1" draw:layer="layout" svg:width="0.562cm" svg:height="0.562cm" svg:x="12.788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0" draw:style-name="gr127" draw:text-style-name="P1" draw:layer="layout" svg:width="0.562cm" svg:height="0.562cm" svg:x="11.101cm" svg:y="3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0" draw:style-name="gr127" draw:text-style-name="P1" draw:layer="layout" svg:width="0.562cm" svg:height="0.562cm" svg:x="11.101cm" svg:y="2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14" draw:style-name="gr127" draw:text-style-name="P1" draw:layer="layout" svg:width="0.562cm" svg:height="0.562cm" svg:x="11.101cm" svg:y="4.1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0" draw:style-name="gr127" draw:text-style-name="P1" draw:layer="layout" svg:width="0.562cm" svg:height="0.562cm" svg:x="11.101cm" svg:y="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17" draw:style-name="gr127" draw:text-style-name="P1" draw:layer="layout" svg:width="0.562cm" svg:height="0.562cm" svg:x="11.663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17" draw:style-name="gr127" draw:text-style-name="P1" draw:layer="layout" svg:width="0.562cm" svg:height="0.562cm" svg:x="12.226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17" draw:style-name="gr127" draw:text-style-name="P1" draw:layer="layout" svg:width="0.562cm" svg:height="0.562cm" svg:x="12.788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17" draw:style-name="gr127" draw:text-style-name="P1" draw:layer="layout" svg:width="0.562cm" svg:height="0.562cm" svg:x="13.351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14" draw:style-name="gr127" draw:text-style-name="P1" draw:layer="layout" svg:width="0.562cm" svg:height="0.562cm" svg:x="11.101cm" svg:y="4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21" draw:style-name="gr128" draw:text-style-name="P4" draw:layer="layout" svg:width="0.562cm" svg:height="0.562cm" svg:x="15.827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24" draw:style-name="gr128" draw:text-style-name="P4" draw:layer="layout" svg:width="0.562cm" svg:height="0.562cm" svg:x="15.264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24" draw:style-name="gr128" draw:text-style-name="P4" draw:layer="layout" svg:width="0.562cm" svg:height="0.562cm" svg:x="15.827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21" draw:style-name="gr128" draw:text-style-name="P4" draw:layer="layout" svg:width="0.562cm" svg:height="0.562cm" svg:x="15.264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24" draw:style-name="gr128" draw:text-style-name="P4" draw:layer="layout" svg:width="0.562cm" svg:height="0.562cm" svg:x="15.827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24" draw:style-name="gr128" draw:text-style-name="P4" draw:layer="layout" svg:width="0.562cm" svg:height="0.562cm" svg:x="15.264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21" draw:style-name="gr128" draw:text-style-name="P4" draw:layer="layout" svg:width="0.562cm" svg:height="0.562cm" svg:x="14.702cm" svg:y="3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21" draw:style-name="gr128" draw:text-style-name="P4" draw:layer="layout" svg:width="0.562cm" svg:height="0.562cm" svg:x="14.702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21" draw:style-name="gr128" draw:text-style-name="P4" draw:layer="layout" svg:width="0.562cm" svg:height="0.562cm" svg:x="14.702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5" draw:style-name="gr128" draw:text-style-name="P4" draw:layer="layout" svg:width="0.562cm" svg:height="0.562cm" svg:x="11.951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8" draw:style-name="gr128" draw:text-style-name="P4" draw:layer="layout" svg:width="0.562cm" svg:height="0.562cm" svg:x="11.388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6" draw:style-name="gr128" draw:text-style-name="P4" draw:layer="layout" svg:width="0.562cm" svg:height="0.562cm" svg:x="11.951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7" draw:style-name="gr128" draw:text-style-name="P4" draw:layer="layout" svg:width="0.562cm" svg:height="0.562cm" svg:x="11.388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0" draw:style-name="gr128" draw:text-style-name="P4" draw:layer="layout" svg:width="0.562cm" svg:height="0.562cm" svg:x="10.826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1" draw:style-name="gr127" draw:text-style-name="P1" draw:layer="layout" svg:width="0.562cm" svg:height="0.562cm" svg:x="10.263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1" draw:style-name="gr128" draw:text-style-name="P4" draw:layer="layout" svg:width="0.562cm" svg:height="0.562cm" svg:x="10.826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0" draw:style-name="gr127" draw:text-style-name="P1" draw:layer="layout" svg:width="0.562cm" svg:height="0.562cm" svg:x="10.26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1" draw:style-name="gr128" draw:text-style-name="P4" draw:layer="layout" svg:width="0.562cm" svg:height="0.562cm" svg:x="10.826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8" draw:style-name="gr127" draw:text-style-name="P1" draw:layer="layout" svg:width="0.562cm" svg:height="0.562cm" svg:x="10.263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8" draw:style-name="gr127" draw:text-style-name="P1" draw:layer="layout" svg:width="0.562cm" svg:height="0.562cm" svg:x="10.826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1" draw:style-name="gr127" draw:text-style-name="P1" draw:layer="layout" svg:width="0.562cm" svg:height="0.562cm" svg:x="10.263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6" draw:style-name="gr128" draw:text-style-name="P4" draw:layer="layout" svg:width="0.562cm" svg:height="0.562cm" svg:x="11.951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8" draw:style-name="gr127" draw:text-style-name="P1" draw:layer="layout" svg:width="0.562cm" svg:height="0.562cm" svg:x="11.388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6" draw:style-name="gr127" draw:text-style-name="P1" draw:layer="layout" svg:width="0.562cm" svg:height="0.562cm" svg:x="11.951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8" draw:style-name="gr128" draw:text-style-name="P4" draw:layer="layout" svg:width="0.562cm" svg:height="0.562cm" svg:x="11.388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0" draw:style-name="gr127" draw:text-style-name="P1" draw:layer="layout" svg:width="0.562cm" svg:height="0.562cm" svg:x="9.701cm" svg:y="8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0" draw:style-name="gr127" draw:text-style-name="P1" draw:layer="layout" svg:width="0.562cm" svg:height="0.562cm" svg:x="9.701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7" draw:style-name="gr127" draw:text-style-name="P1" draw:layer="layout" svg:width="0.562cm" svg:height="0.562cm" svg:x="9.701cm" svg:y="9.1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0" draw:style-name="gr127" draw:text-style-name="P1" draw:layer="layout" svg:width="0.562cm" svg:height="0.562cm" svg:x="9.701cm" svg:y="8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6" draw:style-name="gr127" draw:text-style-name="P1" draw:layer="layout" svg:width="0.562cm" svg:height="0.562cm" svg:x="10.263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6" draw:style-name="gr127" draw:text-style-name="P1" draw:layer="layout" svg:width="0.562cm" svg:height="0.562cm" svg:x="10.826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6" draw:style-name="gr127" draw:text-style-name="P1" draw:layer="layout" svg:width="0.562cm" svg:height="0.562cm" svg:x="11.388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6" draw:style-name="gr127" draw:text-style-name="P1" draw:layer="layout" svg:width="0.562cm" svg:height="0.562cm" svg:x="11.951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5" draw:style-name="gr127" draw:text-style-name="P1" draw:layer="layout" svg:width="0.562cm" svg:height="0.562cm" svg:x="9.701cm" svg:y="9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2" draw:style-name="gr27" draw:text-style-name="P5" draw:layer="layout" svg:width="0.562cm" svg:height="0.562cm" svg:x="13.363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2" draw:style-name="gr28" draw:text-style-name="P6" draw:layer="layout" svg:width="0.562cm" svg:height="0.562cm" svg:x="13.926cm" svg:y="7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2" draw:style-name="gr27" draw:text-style-name="P5" draw:layer="layout" svg:width="0.562cm" svg:height="0.562cm" svg:x="13.926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2" draw:style-name="gr27" draw:text-style-name="P5" draw:layer="layout" svg:width="0.562cm" svg:height="0.562cm" svg:x="13.363cm" svg:y="8.1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7" draw:style-name="gr127" draw:text-style-name="P1" draw:layer="layout" svg:width="0.562cm" svg:height="0.562cm" svg:x="5.35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9" draw:style-name="gr127" draw:text-style-name="P1" draw:layer="layout" svg:width="0.562cm" svg:height="0.562cm" svg:x="4.787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8" draw:style-name="gr127" draw:text-style-name="P1" draw:layer="layout" svg:width="0.562cm" svg:height="0.562cm" svg:x="5.35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8" draw:style-name="gr127" draw:text-style-name="P1" draw:layer="layout" svg:width="0.562cm" svg:height="0.562cm" svg:x="4.787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1" draw:style-name="gr127" draw:text-style-name="P1" draw:layer="layout" svg:width="0.562cm" svg:height="0.562cm" svg:x="4.225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3" draw:style-name="gr127" draw:text-style-name="P1" draw:layer="layout" svg:width="0.562cm" svg:height="0.562cm" svg:x="3.662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3" draw:style-name="gr127" draw:text-style-name="P1" draw:layer="layout" svg:width="0.562cm" svg:height="0.562cm" svg:x="4.225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1" draw:style-name="gr127" draw:text-style-name="P1" draw:layer="layout" svg:width="0.562cm" svg:height="0.562cm" svg:x="3.662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3" draw:style-name="gr128" draw:text-style-name="P4" draw:layer="layout" svg:width="0.562cm" svg:height="0.562cm" svg:x="4.225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9" draw:style-name="gr128" draw:text-style-name="P4" draw:layer="layout" svg:width="0.562cm" svg:height="0.562cm" svg:x="3.662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9" draw:style-name="gr128" draw:text-style-name="P4" draw:layer="layout" svg:width="0.562cm" svg:height="0.562cm" svg:x="4.225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3" draw:style-name="gr128" draw:text-style-name="P4" draw:layer="layout" svg:width="0.562cm" svg:height="0.562cm" svg:x="3.662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8" draw:style-name="gr127" draw:text-style-name="P1" draw:layer="layout" svg:width="0.562cm" svg:height="0.562cm" svg:x="5.35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9" draw:style-name="gr127" draw:text-style-name="P1" draw:layer="layout" svg:width="0.562cm" svg:height="0.562cm" svg:x="4.787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8" draw:style-name="gr127" draw:text-style-name="P1" draw:layer="layout" svg:width="0.562cm" svg:height="0.562cm" svg:x="5.35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9" draw:style-name="gr127" draw:text-style-name="P1" draw:layer="layout" svg:width="0.562cm" svg:height="0.562cm" svg:x="4.787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1" draw:style-name="gr127" draw:text-style-name="P1" draw:layer="layout" svg:width="0.562cm" svg:height="0.562cm" svg:x="3.1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1" draw:style-name="gr127" draw:text-style-name="P1" draw:layer="layout" svg:width="0.562cm" svg:height="0.562cm" svg:x="3.1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8" draw:style-name="gr128" draw:text-style-name="P4" draw:layer="layout" svg:width="0.562cm" svg:height="0.562cm" svg:x="3.1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1" draw:style-name="gr128" draw:text-style-name="P4" draw:layer="layout" svg:width="0.562cm" svg:height="0.562cm" svg:x="3.1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8" draw:style-name="gr128" draw:text-style-name="P4" draw:layer="layout" svg:width="0.562cm" svg:height="0.562cm" svg:x="3.662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8" draw:style-name="gr128" draw:text-style-name="P4" draw:layer="layout" svg:width="0.562cm" svg:height="0.562cm" svg:x="4.225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8" draw:style-name="gr127" draw:text-style-name="P1" draw:layer="layout" svg:width="0.562cm" svg:height="0.562cm" svg:x="4.787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8" draw:style-name="gr127" draw:text-style-name="P1" draw:layer="layout" svg:width="0.562cm" svg:height="0.562cm" svg:x="5.35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7" draw:style-name="gr128" draw:text-style-name="P4" draw:layer="layout" svg:width="0.562cm" svg:height="0.562cm" svg:x="3.1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4" draw:style-name="gr27" draw:text-style-name="P5" draw:layer="layout" svg:width="0.562cm" svg:height="0.562cm" svg:x="6.762cm" svg:y="11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4" draw:style-name="gr27" draw:text-style-name="P5" draw:layer="layout" svg:width="0.562cm" svg:height="0.562cm" svg:x="7.325cm" svg:y="11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4" draw:style-name="gr27" draw:text-style-name="P5" draw:layer="layout" svg:width="0.562cm" svg:height="0.562cm" svg:x="7.325cm" svg:y="12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4" draw:style-name="gr28" draw:text-style-name="P6" draw:layer="layout" svg:width="0.562cm" svg:height="0.562cm" svg:x="6.762cm" svg:y="12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2_8" draw:style-name="gr153" draw:text-style-name="P9" draw:layer="layout" svg:width="0.562cm" svg:height="0.562cm" svg:x="11.951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3_10" draw:style-name="gr153" draw:text-style-name="P9" draw:layer="layout" svg:width="0.562cm" svg:height="0.562cm" svg:x="11.388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4_9" draw:style-name="gr153" draw:text-style-name="P9" draw:layer="layout" svg:width="0.562cm" svg:height="0.562cm" svg:x="11.951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5_9" draw:style-name="gr153" draw:text-style-name="P9" draw:layer="layout" svg:width="0.562cm" svg:height="0.562cm" svg:x="11.388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6_12" draw:style-name="gr153" draw:text-style-name="P9" draw:layer="layout" svg:width="0.562cm" svg:height="0.562cm" svg:x="10.826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5" draw:style-name="gr153" draw:text-style-name="P9" draw:layer="layout" svg:width="0.562cm" svg:height="0.562cm" svg:x="10.263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5" draw:style-name="gr153" draw:text-style-name="P9" draw:layer="layout" svg:width="0.562cm" svg:height="0.562cm" svg:x="10.826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9_12" draw:style-name="gr153" draw:text-style-name="P9" draw:layer="layout" svg:width="0.562cm" svg:height="0.562cm" svg:x="10.263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5" draw:style-name="gr128" draw:text-style-name="P4" draw:layer="layout" svg:width="0.562cm" svg:height="0.562cm" svg:x="10.826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1_10" draw:style-name="gr153" draw:text-style-name="P9" draw:layer="layout" svg:width="0.562cm" svg:height="0.562cm" svg:x="10.263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2_10" draw:style-name="gr128" draw:text-style-name="P4" draw:layer="layout" svg:width="0.562cm" svg:height="0.562cm" svg:x="10.826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5" draw:style-name="gr153" draw:text-style-name="P9" draw:layer="layout" svg:width="0.562cm" svg:height="0.562cm" svg:x="10.263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4_9" draw:style-name="gr128" draw:text-style-name="P4" draw:layer="layout" svg:width="0.562cm" svg:height="0.562cm" svg:x="11.951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5_10" draw:style-name="gr128" draw:text-style-name="P4" draw:layer="layout" svg:width="0.562cm" svg:height="0.562cm" svg:x="11.388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6_9" draw:style-name="gr128" draw:text-style-name="P4" draw:layer="layout" svg:width="0.562cm" svg:height="0.562cm" svg:x="11.951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7_10" draw:style-name="gr128" draw:text-style-name="P4" draw:layer="layout" svg:width="0.562cm" svg:height="0.562cm" svg:x="11.388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8_12" draw:style-name="gr153" draw:text-style-name="P9" draw:layer="layout" svg:width="0.562cm" svg:height="0.562cm" svg:x="9.701cm" svg:y="12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9_12" draw:style-name="gr153" draw:text-style-name="P9" draw:layer="layout" svg:width="0.562cm" svg:height="0.562cm" svg:x="9.701cm" svg:y="11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0_9" draw:style-name="gr153" draw:text-style-name="P9" draw:layer="layout" svg:width="0.562cm" svg:height="0.562cm" svg:x="9.701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1_12" draw:style-name="gr153" draw:text-style-name="P9" draw:layer="layout" svg:width="0.562cm" svg:height="0.562cm" svg:x="9.701cm" svg:y="13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2_9" draw:style-name="gr153" draw:text-style-name="P9" draw:layer="layout" svg:width="0.562cm" svg:height="0.562cm" svg:x="10.263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3_9" draw:style-name="gr128" draw:text-style-name="P4" draw:layer="layout" svg:width="0.562cm" svg:height="0.562cm" svg:x="10.826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4_9" draw:style-name="gr128" draw:text-style-name="P4" draw:layer="layout" svg:width="0.562cm" svg:height="0.562cm" svg:x="11.388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5_9" draw:style-name="gr128" draw:text-style-name="P4" draw:layer="layout" svg:width="0.562cm" svg:height="0.562cm" svg:x="11.951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6_8" draw:style-name="gr153" draw:text-style-name="P9" draw:layer="layout" svg:width="0.562cm" svg:height="0.562cm" svg:x="9.701cm" svg:y="14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7_16" draw:style-name="gr27" draw:text-style-name="P5" draw:layer="layout" svg:width="0.562cm" svg:height="0.562cm" svg:x="13.363cm" svg:y="11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8_16" draw:style-name="gr27" draw:text-style-name="P5" draw:layer="layout" svg:width="0.562cm" svg:height="0.562cm" svg:x="13.926cm" svg:y="11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0_16" draw:style-name="gr28" draw:text-style-name="P6" draw:layer="layout" svg:width="0.562cm" svg:height="0.562cm" svg:x="13.926cm" svg:y="12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3_16" draw:style-name="gr27" draw:text-style-name="P5" draw:layer="layout" svg:width="0.562cm" svg:height="0.562cm" svg:x="13.363cm" svg:y="12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43</meta:editing-cycles>
    <meta:creation-date>2017-01-08T13:57:27</meta:creation-date>
    <dc:date>2021-11-05T16:26:51.576225161</dc:date>
    <meta:editing-duration>PT2H39M47S</meta:editing-duration>
    <meta:generator>LibreOffice/6.4.3.2$Linux_X86_64 LibreOffice_project/40$Build-2</meta:generator>
    <meta:document-statistic meta:object-count="112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